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34.83pt" svg:y="48.81pt">
            <draw:object draw:notify-on-update-of-ranges="Sheet1.D1:Sheet1.D1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itial Stock Pric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p move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[.D1]*IF(RAND()&lt;1-[.$B$4];[.$B$3];[.$B$2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Down move</text:p>
          </table:table-cell>
          <table:table-cell office:value-type="float" office:value="0.99" calcext:value-type="float">
            <text:p>0.99</text:p>
          </table:table-cell>
          <table:table-cell/>
          <table:table-cell table:formula="of:=[.D2]*IF(RAND()&lt;1-[.$B$4];[.$B$3];[.$B$2])" office:value-type="float" office:value="98.01" calcext:value-type="float">
            <text:p>98.01</text:p>
          </table:table-cell>
        </table:table-row>
        <table:table-row table:style-name="ro1">
          <table:table-cell office:value-type="string" calcext:value-type="string">
            <text:p>Probability of Up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D3]*IF(RAND()&lt;1-[.$B$4];[.$B$3];[.$B$2])" office:value-type="float" office:value="97.0299" calcext:value-type="float">
            <text:p>97.0299</text:p>
          </table:table-cell>
        </table:table-row>
        <table:table-row table:style-name="ro1">
          <table:table-cell table:number-columns-repeated="3"/>
          <table:table-cell table:formula="of:=[.D4]*IF(RAND()&lt;1-[.$B$4];[.$B$3];[.$B$2])" office:value-type="float" office:value="98.000199" calcext:value-type="float">
            <text:p>98.000199</text:p>
          </table:table-cell>
        </table:table-row>
        <table:table-row table:style-name="ro1">
          <table:table-cell table:number-columns-repeated="3"/>
          <table:table-cell table:formula="of:=[.D5]*IF(RAND()&lt;1-[.$B$4];[.$B$3];[.$B$2])" office:value-type="float" office:value="97.02019701" calcext:value-type="float">
            <text:p>97.02019701</text:p>
          </table:table-cell>
        </table:table-row>
        <table:table-row table:style-name="ro1">
          <table:table-cell table:number-columns-repeated="3"/>
          <table:table-cell table:formula="of:=[.D6]*IF(RAND()&lt;1-[.$B$4];[.$B$3];[.$B$2])" office:value-type="float" office:value="97.9903989801" calcext:value-type="float">
            <text:p>97.9903989801</text:p>
          </table:table-cell>
        </table:table-row>
        <table:table-row table:style-name="ro1">
          <table:table-cell table:number-columns-repeated="3"/>
          <table:table-cell table:formula="of:=[.D7]*IF(RAND()&lt;1-[.$B$4];[.$B$3];[.$B$2])" office:value-type="float" office:value="98.970302969901" calcext:value-type="float">
            <text:p>98.970302969901</text:p>
          </table:table-cell>
        </table:table-row>
        <table:table-row table:style-name="ro1">
          <table:table-cell table:number-columns-repeated="3"/>
          <table:table-cell table:formula="of:=[.D8]*IF(RAND()&lt;1-[.$B$4];[.$B$3];[.$B$2])" office:value-type="float" office:value="99.9600059996" calcext:value-type="float">
            <text:p>99.9600059996</text:p>
          </table:table-cell>
        </table:table-row>
        <table:table-row table:style-name="ro1">
          <table:table-cell table:number-columns-repeated="3"/>
          <table:table-cell table:formula="of:=[.D9]*IF(RAND()&lt;1-[.$B$4];[.$B$3];[.$B$2])" office:value-type="float" office:value="100.959606059596" calcext:value-type="float">
            <text:p>100.959606059596</text:p>
          </table:table-cell>
        </table:table-row>
        <table:table-row table:style-name="ro1">
          <table:table-cell table:number-columns-repeated="3"/>
          <table:table-cell table:formula="of:=[.D10]*IF(RAND()&lt;1-[.$B$4];[.$B$3];[.$B$2])" office:value-type="float" office:value="99.950009999" calcext:value-type="float">
            <text:p>99.950009999</text:p>
          </table:table-cell>
        </table:table-row>
        <table:table-row table:style-name="ro1">
          <table:table-cell table:number-columns-repeated="3"/>
          <table:table-cell table:formula="of:=[.D11]*IF(RAND()&lt;1-[.$B$4];[.$B$3];[.$B$2])" office:value-type="float" office:value="100.94951009899" calcext:value-type="float">
            <text:p>100.94951009899</text:p>
          </table:table-cell>
        </table:table-row>
        <table:table-row table:style-name="ro1">
          <table:table-cell table:number-columns-repeated="3"/>
          <table:table-cell table:formula="of:=[.D12]*IF(RAND()&lt;1-[.$B$4];[.$B$3];[.$B$2])" office:value-type="float" office:value="101.95900519998" calcext:value-type="float">
            <text:p>101.95900519998</text:p>
          </table:table-cell>
        </table:table-row>
        <table:table-row table:style-name="ro1">
          <table:table-cell table:number-columns-repeated="3"/>
          <table:table-cell table:formula="of:=[.D13]*IF(RAND()&lt;1-[.$B$4];[.$B$3];[.$B$2])" office:value-type="float" office:value="102.97859525198" calcext:value-type="float">
            <text:p>102.97859525198</text:p>
          </table:table-cell>
        </table:table-row>
        <table:table-row table:style-name="ro1">
          <table:table-cell table:number-columns-repeated="3"/>
          <table:table-cell table:formula="of:=[.D14]*IF(RAND()&lt;1-[.$B$4];[.$B$3];[.$B$2])" office:value-type="float" office:value="104.0083812045" calcext:value-type="float">
            <text:p>104.0083812045</text:p>
          </table:table-cell>
        </table:table-row>
        <table:table-row table:style-name="ro1">
          <table:table-cell table:number-columns-repeated="3"/>
          <table:table-cell table:formula="of:=[.D15]*IF(RAND()&lt;1-[.$B$4];[.$B$3];[.$B$2])" office:value-type="float" office:value="105.048465016545" calcext:value-type="float">
            <text:p>105.048465016545</text:p>
          </table:table-cell>
        </table:table-row>
        <table:table-row table:style-name="ro1">
          <table:table-cell table:number-columns-repeated="3"/>
          <table:table-cell table:formula="of:=[.D16]*IF(RAND()&lt;1-[.$B$4];[.$B$3];[.$B$2])" office:value-type="float" office:value="103.997980366379" calcext:value-type="float">
            <text:p>103.997980366379</text:p>
          </table:table-cell>
        </table:table-row>
        <table:table-row table:style-name="ro1">
          <table:table-cell table:number-columns-repeated="3"/>
          <table:table-cell table:formula="of:=[.D17]*IF(RAND()&lt;1-[.$B$4];[.$B$3];[.$B$2])" office:value-type="float" office:value="105.037960170043" calcext:value-type="float">
            <text:p>105.037960170043</text:p>
          </table:table-cell>
        </table:table-row>
        <table:table-row table:style-name="ro1">
          <table:table-cell table:number-columns-repeated="3"/>
          <table:table-cell table:formula="of:=[.D18]*IF(RAND()&lt;1-[.$B$4];[.$B$3];[.$B$2])" office:value-type="float" office:value="103.987580568342" calcext:value-type="float">
            <text:p>103.987580568342</text:p>
          </table:table-cell>
        </table:table-row>
        <table:table-row table:style-name="ro1">
          <table:table-cell table:number-columns-repeated="3"/>
          <table:table-cell table:formula="of:=[.D19]*IF(RAND()&lt;1-[.$B$4];[.$B$3];[.$B$2])" office:value-type="float" office:value="102.947704762659" calcext:value-type="float">
            <text:p>102.947704762659</text:p>
          </table:table-cell>
        </table:table-row>
        <table:table-row table:style-name="ro1">
          <table:table-cell table:number-columns-repeated="3"/>
          <table:table-cell table:formula="of:=[.D20]*IF(RAND()&lt;1-[.$B$4];[.$B$3];[.$B$2])" office:value-type="float" office:value="103.977181810286" calcext:value-type="float">
            <text:p>103.977181810286</text:p>
          </table:table-cell>
        </table:table-row>
        <table:table-row table:style-name="ro1">
          <table:table-cell table:number-columns-repeated="3"/>
          <table:table-cell table:formula="of:=[.D21]*IF(RAND()&lt;1-[.$B$4];[.$B$3];[.$B$2])" office:value-type="float" office:value="105.016953628389" calcext:value-type="float">
            <text:p>105.016953628389</text:p>
          </table:table-cell>
        </table:table-row>
        <table:table-row table:style-name="ro1">
          <table:table-cell table:number-columns-repeated="3"/>
          <table:table-cell table:formula="of:=[.D22]*IF(RAND()&lt;1-[.$B$4];[.$B$3];[.$B$2])" office:value-type="float" office:value="106.067123164672" calcext:value-type="float">
            <text:p>106.067123164672</text:p>
          </table:table-cell>
        </table:table-row>
        <table:table-row table:style-name="ro1">
          <table:table-cell table:number-columns-repeated="3"/>
          <table:table-cell table:formula="of:=[.D23]*IF(RAND()&lt;1-[.$B$4];[.$B$3];[.$B$2])" office:value-type="float" office:value="107.127794396319" calcext:value-type="float">
            <text:p>107.127794396319</text:p>
          </table:table-cell>
        </table:table-row>
        <table:table-row table:style-name="ro1">
          <table:table-cell table:number-columns-repeated="3"/>
          <table:table-cell table:formula="of:=[.D24]*IF(RAND()&lt;1-[.$B$4];[.$B$3];[.$B$2])" office:value-type="float" office:value="108.199072340282" calcext:value-type="float">
            <text:p>108.199072340282</text:p>
          </table:table-cell>
        </table:table-row>
        <table:table-row table:style-name="ro1">
          <table:table-cell table:number-columns-repeated="3"/>
          <table:table-cell table:formula="of:=[.D25]*IF(RAND()&lt;1-[.$B$4];[.$B$3];[.$B$2])" office:value-type="float" office:value="107.117081616879" calcext:value-type="float">
            <text:p>107.117081616879</text:p>
          </table:table-cell>
        </table:table-row>
        <table:table-row table:style-name="ro1">
          <table:table-cell table:number-columns-repeated="3"/>
          <table:table-cell table:formula="of:=[.D26]*IF(RAND()&lt;1-[.$B$4];[.$B$3];[.$B$2])" office:value-type="float" office:value="108.188252433048" calcext:value-type="float">
            <text:p>108.188252433048</text:p>
          </table:table-cell>
        </table:table-row>
        <table:table-row table:style-name="ro1">
          <table:table-cell table:number-columns-repeated="3"/>
          <table:table-cell table:formula="of:=[.D27]*IF(RAND()&lt;1-[.$B$4];[.$B$3];[.$B$2])" office:value-type="float" office:value="109.270134957379" calcext:value-type="float">
            <text:p>109.270134957379</text:p>
          </table:table-cell>
        </table:table-row>
        <table:table-row table:style-name="ro1">
          <table:table-cell table:number-columns-repeated="3"/>
          <table:table-cell table:formula="of:=[.D28]*IF(RAND()&lt;1-[.$B$4];[.$B$3];[.$B$2])" office:value-type="float" office:value="108.177433607805" calcext:value-type="float">
            <text:p>108.177433607805</text:p>
          </table:table-cell>
        </table:table-row>
        <table:table-row table:style-name="ro1">
          <table:table-cell table:number-columns-repeated="3"/>
          <table:table-cell table:formula="of:=[.D29]*IF(RAND()&lt;1-[.$B$4];[.$B$3];[.$B$2])" office:value-type="float" office:value="109.259207943883" calcext:value-type="float">
            <text:p>109.259207943883</text:p>
          </table:table-cell>
        </table:table-row>
        <table:table-row table:style-name="ro1">
          <table:table-cell table:number-columns-repeated="3"/>
          <table:table-cell table:formula="of:=[.D30]*IF(RAND()&lt;1-[.$B$4];[.$B$3];[.$B$2])" office:value-type="float" office:value="110.351800023322" calcext:value-type="float">
            <text:p>110.351800023322</text:p>
          </table:table-cell>
        </table:table-row>
        <table:table-row table:style-name="ro1">
          <table:table-cell table:number-columns-repeated="3"/>
          <table:table-cell table:formula="of:=[.D31]*IF(RAND()&lt;1-[.$B$4];[.$B$3];[.$B$2])" office:value-type="float" office:value="109.248282023089" calcext:value-type="float">
            <text:p>109.248282023089</text:p>
          </table:table-cell>
        </table:table-row>
        <table:table-row table:style-name="ro1">
          <table:table-cell table:number-columns-repeated="3"/>
          <table:table-cell table:formula="of:=[.D32]*IF(RAND()&lt;1-[.$B$4];[.$B$3];[.$B$2])" office:value-type="float" office:value="110.34076484332" calcext:value-type="float">
            <text:p>110.34076484332</text:p>
          </table:table-cell>
        </table:table-row>
        <table:table-row table:style-name="ro1">
          <table:table-cell table:number-columns-repeated="3"/>
          <table:table-cell table:formula="of:=[.D33]*IF(RAND()&lt;1-[.$B$4];[.$B$3];[.$B$2])" office:value-type="float" office:value="109.237357194886" calcext:value-type="float">
            <text:p>109.237357194886</text:p>
          </table:table-cell>
        </table:table-row>
        <table:table-row table:style-name="ro1">
          <table:table-cell table:number-columns-repeated="3"/>
          <table:table-cell table:formula="of:=[.D34]*IF(RAND()&lt;1-[.$B$4];[.$B$3];[.$B$2])" office:value-type="float" office:value="110.329730766835" calcext:value-type="float">
            <text:p>110.329730766835</text:p>
          </table:table-cell>
        </table:table-row>
        <table:table-row table:style-name="ro1">
          <table:table-cell table:number-columns-repeated="3"/>
          <table:table-cell table:formula="of:=[.D35]*IF(RAND()&lt;1-[.$B$4];[.$B$3];[.$B$2])" office:value-type="float" office:value="109.226433459167" calcext:value-type="float">
            <text:p>109.226433459167</text:p>
          </table:table-cell>
        </table:table-row>
        <table:table-row table:style-name="ro1">
          <table:table-cell table:number-columns-repeated="3"/>
          <table:table-cell table:formula="of:=[.D36]*IF(RAND()&lt;1-[.$B$4];[.$B$3];[.$B$2])" office:value-type="float" office:value="110.318697793759" calcext:value-type="float">
            <text:p>110.318697793759</text:p>
          </table:table-cell>
        </table:table-row>
        <table:table-row table:style-name="ro1">
          <table:table-cell table:number-columns-repeated="3"/>
          <table:table-cell table:formula="of:=[.D37]*IF(RAND()&lt;1-[.$B$4];[.$B$3];[.$B$2])" office:value-type="float" office:value="109.215510815821" calcext:value-type="float">
            <text:p>109.215510815821</text:p>
          </table:table-cell>
        </table:table-row>
        <table:table-row table:style-name="ro1">
          <table:table-cell table:number-columns-repeated="3"/>
          <table:table-cell table:formula="of:=[.D38]*IF(RAND()&lt;1-[.$B$4];[.$B$3];[.$B$2])" office:value-type="float" office:value="110.307665923979" calcext:value-type="float">
            <text:p>110.307665923979</text:p>
          </table:table-cell>
        </table:table-row>
        <table:table-row table:style-name="ro1">
          <table:table-cell table:number-columns-repeated="3"/>
          <table:table-cell table:formula="of:=[.D39]*IF(RAND()&lt;1-[.$B$4];[.$B$3];[.$B$2])" office:value-type="float" office:value="109.204589264739" calcext:value-type="float">
            <text:p>109.204589264739</text:p>
          </table:table-cell>
        </table:table-row>
        <table:table-row table:style-name="ro1">
          <table:table-cell table:number-columns-repeated="3"/>
          <table:table-cell table:formula="of:=[.D40]*IF(RAND()&lt;1-[.$B$4];[.$B$3];[.$B$2])" office:value-type="float" office:value="108.112543372092" calcext:value-type="float">
            <text:p>108.112543372092</text:p>
          </table:table-cell>
        </table:table-row>
        <table:table-row table:style-name="ro1">
          <table:table-cell table:number-columns-repeated="3"/>
          <table:table-cell table:formula="of:=[.D41]*IF(RAND()&lt;1-[.$B$4];[.$B$3];[.$B$2])" office:value-type="float" office:value="109.193668805813" calcext:value-type="float">
            <text:p>109.193668805813</text:p>
          </table:table-cell>
        </table:table-row>
        <table:table-row table:style-name="ro1">
          <table:table-cell table:number-columns-repeated="3"/>
          <table:table-cell table:formula="of:=[.D42]*IF(RAND()&lt;1-[.$B$4];[.$B$3];[.$B$2])" office:value-type="float" office:value="108.101732117755" calcext:value-type="float">
            <text:p>108.101732117755</text:p>
          </table:table-cell>
        </table:table-row>
        <table:table-row table:style-name="ro1">
          <table:table-cell table:number-columns-repeated="3"/>
          <table:table-cell table:formula="of:=[.D43]*IF(RAND()&lt;1-[.$B$4];[.$B$3];[.$B$2])" office:value-type="float" office:value="109.182749438932" calcext:value-type="float">
            <text:p>109.182749438932</text:p>
          </table:table-cell>
        </table:table-row>
        <table:table-row table:style-name="ro1">
          <table:table-cell table:number-columns-repeated="3"/>
          <table:table-cell table:formula="of:=[.D44]*IF(RAND()&lt;1-[.$B$4];[.$B$3];[.$B$2])" office:value-type="float" office:value="110.274576933322" calcext:value-type="float">
            <text:p>110.274576933322</text:p>
          </table:table-cell>
        </table:table-row>
        <table:table-row table:style-name="ro1">
          <table:table-cell table:number-columns-repeated="3"/>
          <table:table-cell table:formula="of:=[.D45]*IF(RAND()&lt;1-[.$B$4];[.$B$3];[.$B$2])" office:value-type="float" office:value="109.171831163988" calcext:value-type="float">
            <text:p>109.171831163988</text:p>
          </table:table-cell>
        </table:table-row>
        <table:table-row table:style-name="ro1">
          <table:table-cell table:number-columns-repeated="3"/>
          <table:table-cell table:formula="of:=[.D46]*IF(RAND()&lt;1-[.$B$4];[.$B$3];[.$B$2])" office:value-type="float" office:value="110.263549475628" calcext:value-type="float">
            <text:p>110.263549475628</text:p>
          </table:table-cell>
        </table:table-row>
        <table:table-row table:style-name="ro1">
          <table:table-cell table:number-columns-repeated="3"/>
          <table:table-cell table:formula="of:=[.D47]*IF(RAND()&lt;1-[.$B$4];[.$B$3];[.$B$2])" office:value-type="float" office:value="109.160913980872" calcext:value-type="float">
            <text:p>109.160913980872</text:p>
          </table:table-cell>
        </table:table-row>
        <table:table-row table:style-name="ro1">
          <table:table-cell table:number-columns-repeated="3"/>
          <table:table-cell table:formula="of:=[.D48]*IF(RAND()&lt;1-[.$B$4];[.$B$3];[.$B$2])" office:value-type="float" office:value="108.069304841063" calcext:value-type="float">
            <text:p>108.069304841063</text:p>
          </table:table-cell>
        </table:table-row>
        <table:table-row table:style-name="ro1">
          <table:table-cell table:number-columns-repeated="3"/>
          <table:table-cell table:formula="of:=[.D49]*IF(RAND()&lt;1-[.$B$4];[.$B$3];[.$B$2])" office:value-type="float" office:value="109.149997889474" calcext:value-type="float">
            <text:p>109.149997889474</text:p>
          </table:table-cell>
        </table:table-row>
        <table:table-row table:style-name="ro1">
          <table:table-cell table:number-columns-repeated="3"/>
          <table:table-cell table:formula="of:=[.D50]*IF(RAND()&lt;1-[.$B$4];[.$B$3];[.$B$2])" office:value-type="float" office:value="108.058497910579" calcext:value-type="float">
            <text:p>108.058497910579</text:p>
          </table:table-cell>
        </table:table-row>
        <table:table-row table:style-name="ro1">
          <table:table-cell table:number-columns-repeated="3"/>
          <table:table-cell table:formula="of:=[.D51]*IF(RAND()&lt;1-[.$B$4];[.$B$3];[.$B$2])" office:value-type="float" office:value="109.139082889685" calcext:value-type="float">
            <text:p>109.139082889685</text:p>
          </table:table-cell>
        </table:table-row>
        <table:table-row table:style-name="ro1">
          <table:table-cell table:number-columns-repeated="3"/>
          <table:table-cell table:formula="of:=[.D52]*IF(RAND()&lt;1-[.$B$4];[.$B$3];[.$B$2])" office:value-type="float" office:value="110.230473718582" calcext:value-type="float">
            <text:p>110.230473718582</text:p>
          </table:table-cell>
        </table:table-row>
        <table:table-row table:style-name="ro1">
          <table:table-cell table:number-columns-repeated="3"/>
          <table:table-cell table:formula="of:=[.D53]*IF(RAND()&lt;1-[.$B$4];[.$B$3];[.$B$2])" office:value-type="float" office:value="111.332778455768" calcext:value-type="float">
            <text:p>111.332778455768</text:p>
          </table:table-cell>
        </table:table-row>
        <table:table-row table:style-name="ro1">
          <table:table-cell table:number-columns-repeated="3"/>
          <table:table-cell table:formula="of:=[.D54]*IF(RAND()&lt;1-[.$B$4];[.$B$3];[.$B$2])" office:value-type="float" office:value="110.21945067121" calcext:value-type="float">
            <text:p>110.21945067121</text:p>
          </table:table-cell>
        </table:table-row>
        <table:table-row table:style-name="ro1">
          <table:table-cell table:number-columns-repeated="3"/>
          <table:table-cell table:formula="of:=[.D55]*IF(RAND()&lt;1-[.$B$4];[.$B$3];[.$B$2])" office:value-type="float" office:value="109.117256164498" calcext:value-type="float">
            <text:p>109.117256164498</text:p>
          </table:table-cell>
        </table:table-row>
        <table:table-row table:style-name="ro1">
          <table:table-cell table:number-columns-repeated="3"/>
          <table:table-cell table:formula="of:=[.D56]*IF(RAND()&lt;1-[.$B$4];[.$B$3];[.$B$2])" office:value-type="float" office:value="108.026083602853" calcext:value-type="float">
            <text:p>108.026083602853</text:p>
          </table:table-cell>
        </table:table-row>
        <table:table-row table:style-name="ro1">
          <table:table-cell table:number-columns-repeated="3"/>
          <table:table-cell table:formula="of:=[.D57]*IF(RAND()&lt;1-[.$B$4];[.$B$3];[.$B$2])" office:value-type="float" office:value="106.945822766824" calcext:value-type="float">
            <text:p>106.945822766824</text:p>
          </table:table-cell>
        </table:table-row>
        <table:table-row table:style-name="ro1">
          <table:table-cell table:number-columns-repeated="3"/>
          <table:table-cell table:formula="of:=[.D58]*IF(RAND()&lt;1-[.$B$4];[.$B$3];[.$B$2])" office:value-type="float" office:value="108.015280994493" calcext:value-type="float">
            <text:p>108.015280994493</text:p>
          </table:table-cell>
        </table:table-row>
        <table:table-row table:style-name="ro1">
          <table:table-cell table:number-columns-repeated="3"/>
          <table:table-cell table:formula="of:=[.D59]*IF(RAND()&lt;1-[.$B$4];[.$B$3];[.$B$2])" office:value-type="float" office:value="106.935128184548" calcext:value-type="float">
            <text:p>106.935128184548</text:p>
          </table:table-cell>
        </table:table-row>
        <table:table-row table:style-name="ro1">
          <table:table-cell table:number-columns-repeated="3"/>
          <table:table-cell table:formula="of:=[.D60]*IF(RAND()&lt;1-[.$B$4];[.$B$3];[.$B$2])" office:value-type="float" office:value="105.865776902702" calcext:value-type="float">
            <text:p>105.865776902702</text:p>
          </table:table-cell>
        </table:table-row>
        <table:table-row table:style-name="ro1">
          <table:table-cell table:number-columns-repeated="3"/>
          <table:table-cell table:formula="of:=[.D61]*IF(RAND()&lt;1-[.$B$4];[.$B$3];[.$B$2])" office:value-type="float" office:value="106.924434671729" calcext:value-type="float">
            <text:p>106.924434671729</text:p>
          </table:table-cell>
        </table:table-row>
        <table:table-row table:style-name="ro1">
          <table:table-cell table:number-columns-repeated="3"/>
          <table:table-cell table:formula="of:=[.D62]*IF(RAND()&lt;1-[.$B$4];[.$B$3];[.$B$2])" office:value-type="float" office:value="107.993679018447" calcext:value-type="float">
            <text:p>107.993679018447</text:p>
          </table:table-cell>
        </table:table-row>
        <table:table-row table:style-name="ro1">
          <table:table-cell table:number-columns-repeated="3"/>
          <table:table-cell table:formula="of:=[.D63]*IF(RAND()&lt;1-[.$B$4];[.$B$3];[.$B$2])" office:value-type="float" office:value="106.913742228262" calcext:value-type="float">
            <text:p>106.913742228262</text:p>
          </table:table-cell>
        </table:table-row>
        <table:table-row table:style-name="ro1">
          <table:table-cell table:number-columns-repeated="3"/>
          <table:table-cell table:formula="of:=[.D64]*IF(RAND()&lt;1-[.$B$4];[.$B$3];[.$B$2])" office:value-type="float" office:value="107.982879650545" calcext:value-type="float">
            <text:p>107.982879650545</text:p>
          </table:table-cell>
        </table:table-row>
        <table:table-row table:style-name="ro1">
          <table:table-cell table:number-columns-repeated="3"/>
          <table:table-cell table:formula="of:=[.D65]*IF(RAND()&lt;1-[.$B$4];[.$B$3];[.$B$2])" office:value-type="float" office:value="106.903050854039" calcext:value-type="float">
            <text:p>106.903050854039</text:p>
          </table:table-cell>
        </table:table-row>
        <table:table-row table:style-name="ro1">
          <table:table-cell table:number-columns-repeated="3"/>
          <table:table-cell table:formula="of:=[.D66]*IF(RAND()&lt;1-[.$B$4];[.$B$3];[.$B$2])" office:value-type="float" office:value="105.834020345499" calcext:value-type="float">
            <text:p>105.834020345499</text:p>
          </table:table-cell>
        </table:table-row>
        <table:table-row table:style-name="ro1">
          <table:table-cell table:number-columns-repeated="3"/>
          <table:table-cell table:formula="of:=[.D67]*IF(RAND()&lt;1-[.$B$4];[.$B$3];[.$B$2])" office:value-type="float" office:value="104.775680142044" calcext:value-type="float">
            <text:p>104.775680142044</text:p>
          </table:table-cell>
        </table:table-row>
        <table:table-row table:style-name="ro1">
          <table:table-cell table:number-columns-repeated="3"/>
          <table:table-cell table:formula="of:=[.D68]*IF(RAND()&lt;1-[.$B$4];[.$B$3];[.$B$2])" office:value-type="float" office:value="103.727923340623" calcext:value-type="float">
            <text:p>103.727923340623</text:p>
          </table:table-cell>
        </table:table-row>
        <table:table-row table:style-name="ro1">
          <table:table-cell table:number-columns-repeated="3"/>
          <table:table-cell table:formula="of:=[.D69]*IF(RAND()&lt;1-[.$B$4];[.$B$3];[.$B$2])" office:value-type="float" office:value="104.76520257403" calcext:value-type="float">
            <text:p>104.76520257403</text:p>
          </table:table-cell>
        </table:table-row>
        <table:table-row table:style-name="ro1">
          <table:table-cell table:number-columns-repeated="3"/>
          <table:table-cell table:formula="of:=[.D70]*IF(RAND()&lt;1-[.$B$4];[.$B$3];[.$B$2])" office:value-type="float" office:value="105.81285459977" calcext:value-type="float">
            <text:p>105.81285459977</text:p>
          </table:table-cell>
        </table:table-row>
        <table:table-row table:style-name="ro1">
          <table:table-cell table:number-columns-repeated="3"/>
          <table:table-cell table:formula="of:=[.D71]*IF(RAND()&lt;1-[.$B$4];[.$B$3];[.$B$2])" office:value-type="float" office:value="106.870983145768" calcext:value-type="float">
            <text:p>106.870983145768</text:p>
          </table:table-cell>
        </table:table-row>
        <table:table-row table:style-name="ro1">
          <table:table-cell table:number-columns-repeated="3"/>
          <table:table-cell table:formula="of:=[.D72]*IF(RAND()&lt;1-[.$B$4];[.$B$3];[.$B$2])" office:value-type="float" office:value="105.80227331431" calcext:value-type="float">
            <text:p>105.80227331431</text:p>
          </table:table-cell>
        </table:table-row>
        <table:table-row table:style-name="ro1">
          <table:table-cell table:number-columns-repeated="3"/>
          <table:table-cell table:formula="of:=[.D73]*IF(RAND()&lt;1-[.$B$4];[.$B$3];[.$B$2])" office:value-type="float" office:value="104.744250581167" calcext:value-type="float">
            <text:p>104.744250581167</text:p>
          </table:table-cell>
        </table:table-row>
        <table:table-row table:style-name="ro1">
          <table:table-cell table:number-columns-repeated="3"/>
          <table:table-cell table:formula="of:=[.D74]*IF(RAND()&lt;1-[.$B$4];[.$B$3];[.$B$2])" office:value-type="float" office:value="103.696808075355" calcext:value-type="float">
            <text:p>103.696808075355</text:p>
          </table:table-cell>
        </table:table-row>
        <table:table-row table:style-name="ro1">
          <table:table-cell table:number-columns-repeated="3"/>
          <table:table-cell table:formula="of:=[.D75]*IF(RAND()&lt;1-[.$B$4];[.$B$3];[.$B$2])" office:value-type="float" office:value="104.733776156109" calcext:value-type="float">
            <text:p>104.733776156109</text:p>
          </table:table-cell>
        </table:table-row>
        <table:table-row table:style-name="ro1">
          <table:table-cell table:number-columns-repeated="3"/>
          <table:table-cell table:formula="of:=[.D76]*IF(RAND()&lt;1-[.$B$4];[.$B$3];[.$B$2])" office:value-type="float" office:value="105.78111391767" calcext:value-type="float">
            <text:p>105.78111391767</text:p>
          </table:table-cell>
        </table:table-row>
        <table:table-row table:style-name="ro1">
          <table:table-cell table:number-columns-repeated="3"/>
          <table:table-cell table:formula="of:=[.D77]*IF(RAND()&lt;1-[.$B$4];[.$B$3];[.$B$2])" office:value-type="float" office:value="106.838925056847" calcext:value-type="float">
            <text:p>106.838925056847</text:p>
          </table:table-cell>
        </table:table-row>
        <table:table-row table:style-name="ro1">
          <table:table-cell table:number-columns-repeated="3"/>
          <table:table-cell table:formula="of:=[.D78]*IF(RAND()&lt;1-[.$B$4];[.$B$3];[.$B$2])" office:value-type="float" office:value="107.907314307415" calcext:value-type="float">
            <text:p>107.907314307415</text:p>
          </table:table-cell>
        </table:table-row>
        <table:table-row table:style-name="ro1">
          <table:table-cell table:number-columns-repeated="3"/>
          <table:table-cell table:formula="of:=[.D79]*IF(RAND()&lt;1-[.$B$4];[.$B$3];[.$B$2])" office:value-type="float" office:value="108.986387450489" calcext:value-type="float">
            <text:p>108.986387450489</text:p>
          </table:table-cell>
        </table:table-row>
        <table:table-row table:style-name="ro1">
          <table:table-cell table:number-columns-repeated="3"/>
          <table:table-cell table:formula="of:=[.D80]*IF(RAND()&lt;1-[.$B$4];[.$B$3];[.$B$2])" office:value-type="float" office:value="107.896523575984" calcext:value-type="float">
            <text:p>107.896523575984</text:p>
          </table:table-cell>
        </table:table-row>
        <table:table-row table:style-name="ro1">
          <table:table-cell table:number-columns-repeated="3"/>
          <table:table-cell table:formula="of:=[.D81]*IF(RAND()&lt;1-[.$B$4];[.$B$3];[.$B$2])" office:value-type="float" office:value="106.817558340224" calcext:value-type="float">
            <text:p>106.817558340224</text:p>
          </table:table-cell>
        </table:table-row>
        <table:table-row table:style-name="ro1">
          <table:table-cell table:number-columns-repeated="3"/>
          <table:table-cell table:formula="of:=[.D82]*IF(RAND()&lt;1-[.$B$4];[.$B$3];[.$B$2])" office:value-type="float" office:value="105.749382756822" calcext:value-type="float">
            <text:p>105.749382756822</text:p>
          </table:table-cell>
        </table:table-row>
        <table:table-row table:style-name="ro1">
          <table:table-cell table:number-columns-repeated="3"/>
          <table:table-cell table:formula="of:=[.D83]*IF(RAND()&lt;1-[.$B$4];[.$B$3];[.$B$2])" office:value-type="float" office:value="104.691888929254" calcext:value-type="float">
            <text:p>104.691888929254</text:p>
          </table:table-cell>
        </table:table-row>
        <table:table-row table:style-name="ro1">
          <table:table-cell table:number-columns-repeated="3"/>
          <table:table-cell table:formula="of:=[.D84]*IF(RAND()&lt;1-[.$B$4];[.$B$3];[.$B$2])" office:value-type="float" office:value="105.738807818547" calcext:value-type="float">
            <text:p>105.738807818547</text:p>
          </table:table-cell>
        </table:table-row>
        <table:table-row table:style-name="ro1">
          <table:table-cell table:number-columns-repeated="3"/>
          <table:table-cell table:formula="of:=[.D85]*IF(RAND()&lt;1-[.$B$4];[.$B$3];[.$B$2])" office:value-type="float" office:value="106.796195896732" calcext:value-type="float">
            <text:p>106.796195896732</text:p>
          </table:table-cell>
        </table:table-row>
        <table:table-row table:style-name="ro1">
          <table:table-cell table:number-columns-repeated="3"/>
          <table:table-cell table:formula="of:=[.D86]*IF(RAND()&lt;1-[.$B$4];[.$B$3];[.$B$2])" office:value-type="float" office:value="105.728233937765" calcext:value-type="float">
            <text:p>105.728233937765</text:p>
          </table:table-cell>
        </table:table-row>
        <table:table-row table:style-name="ro1">
          <table:table-cell table:number-columns-repeated="3"/>
          <table:table-cell table:formula="of:=[.D87]*IF(RAND()&lt;1-[.$B$4];[.$B$3];[.$B$2])" office:value-type="float" office:value="106.785516277142" calcext:value-type="float">
            <text:p>106.785516277142</text:p>
          </table:table-cell>
        </table:table-row>
        <table:table-row table:style-name="ro1">
          <table:table-cell table:number-columns-repeated="3"/>
          <table:table-cell table:formula="of:=[.D88]*IF(RAND()&lt;1-[.$B$4];[.$B$3];[.$B$2])" office:value-type="float" office:value="107.853371439914" calcext:value-type="float">
            <text:p>107.853371439914</text:p>
          </table:table-cell>
        </table:table-row>
        <table:table-row table:style-name="ro1">
          <table:table-cell table:number-columns-repeated="3"/>
          <table:table-cell table:formula="of:=[.D89]*IF(RAND()&lt;1-[.$B$4];[.$B$3];[.$B$2])" office:value-type="float" office:value="106.774837725515" calcext:value-type="float">
            <text:p>106.774837725515</text:p>
          </table:table-cell>
        </table:table-row>
        <table:table-row table:style-name="ro1">
          <table:table-cell table:number-columns-repeated="3"/>
          <table:table-cell table:formula="of:=[.D90]*IF(RAND()&lt;1-[.$B$4];[.$B$3];[.$B$2])" office:value-type="float" office:value="107.84258610277" calcext:value-type="float">
            <text:p>107.84258610277</text:p>
          </table:table-cell>
        </table:table-row>
        <table:table-row table:style-name="ro1">
          <table:table-cell table:number-columns-repeated="3"/>
          <table:table-cell table:formula="of:=[.D91]*IF(RAND()&lt;1-[.$B$4];[.$B$3];[.$B$2])" office:value-type="float" office:value="106.764160241742" calcext:value-type="float">
            <text:p>106.764160241742</text:p>
          </table:table-cell>
        </table:table-row>
        <table:table-row table:style-name="ro1">
          <table:table-cell table:number-columns-repeated="3"/>
          <table:table-cell table:formula="of:=[.D92]*IF(RAND()&lt;1-[.$B$4];[.$B$3];[.$B$2])" office:value-type="float" office:value="105.696518639325" calcext:value-type="float">
            <text:p>105.696518639325</text:p>
          </table:table-cell>
        </table:table-row>
        <table:table-row table:style-name="ro1">
          <table:table-cell table:number-columns-repeated="3"/>
          <table:table-cell table:formula="of:=[.D93]*IF(RAND()&lt;1-[.$B$4];[.$B$3];[.$B$2])" office:value-type="float" office:value="106.753483825718" calcext:value-type="float">
            <text:p>106.753483825718</text:p>
          </table:table-cell>
        </table:table-row>
        <table:table-row table:style-name="ro1">
          <table:table-cell table:number-columns-repeated="3"/>
          <table:table-cell table:formula="of:=[.D94]*IF(RAND()&lt;1-[.$B$4];[.$B$3];[.$B$2])" office:value-type="float" office:value="107.821018663975" calcext:value-type="float">
            <text:p>107.821018663975</text:p>
          </table:table-cell>
        </table:table-row>
        <table:table-row table:style-name="ro1">
          <table:table-cell table:number-columns-repeated="3"/>
          <table:table-cell table:formula="of:=[.D95]*IF(RAND()&lt;1-[.$B$4];[.$B$3];[.$B$2])" office:value-type="float" office:value="108.899228850615" calcext:value-type="float">
            <text:p>108.899228850615</text:p>
          </table:table-cell>
        </table:table-row>
        <table:table-row table:style-name="ro1">
          <table:table-cell table:number-columns-repeated="3"/>
          <table:table-cell table:formula="of:=[.D96]*IF(RAND()&lt;1-[.$B$4];[.$B$3];[.$B$2])" office:value-type="float" office:value="109.988221139121" calcext:value-type="float">
            <text:p>109.988221139121</text:p>
          </table:table-cell>
        </table:table-row>
        <table:table-row table:style-name="ro1">
          <table:table-cell table:number-columns-repeated="3"/>
          <table:table-cell table:formula="of:=[.D97]*IF(RAND()&lt;1-[.$B$4];[.$B$3];[.$B$2])" office:value-type="float" office:value="111.088103350512" calcext:value-type="float">
            <text:p>111.088103350512</text:p>
          </table:table-cell>
        </table:table-row>
        <table:table-row table:style-name="ro1">
          <table:table-cell table:number-columns-repeated="3"/>
          <table:table-cell table:formula="of:=[.D98]*IF(RAND()&lt;1-[.$B$4];[.$B$3];[.$B$2])" office:value-type="float" office:value="109.977222317007" calcext:value-type="float">
            <text:p>109.977222317007</text:p>
          </table:table-cell>
        </table:table-row>
        <table:table-row table:style-name="ro1">
          <table:table-cell table:number-columns-repeated="3"/>
          <table:table-cell table:formula="of:=[.D99]*IF(RAND()&lt;1-[.$B$4];[.$B$3];[.$B$2])" office:value-type="float" office:value="108.877450093837" calcext:value-type="float">
            <text:p>108.877450093837</text:p>
          </table:table-cell>
        </table:table-row>
        <table:table-row table:style-name="ro1">
          <table:table-cell table:number-columns-repeated="3"/>
          <table:table-cell table:formula="of:=[.D100]*IF(RAND()&lt;1-[.$B$4];[.$B$3];[.$B$2])" office:value-type="float" office:value="107.788675592899" calcext:value-type="float">
            <text:p>107.788675592899</text:p>
          </table:table-cell>
        </table:table-row>
        <table:table-row table:style-name="ro1">
          <table:table-cell table:number-columns-repeated="3"/>
          <table:table-cell table:formula="of:=[.D101]*IF(RAND()&lt;1-[.$B$4];[.$B$3];[.$B$2])" office:value-type="float" office:value="108.866562348828" calcext:value-type="float">
            <text:p>108.866562348828</text:p>
          </table:table-cell>
        </table:table-row>
        <table:table-row table:style-name="ro1">
          <table:table-cell table:number-columns-repeated="3"/>
          <table:table-cell table:formula="of:=[.D102]*IF(RAND()&lt;1-[.$B$4];[.$B$3];[.$B$2])" office:value-type="float" office:value="109.955227972316" calcext:value-type="float">
            <text:p>109.955227972316</text:p>
          </table:table-cell>
        </table:table-row>
        <table:table-row table:style-name="ro1">
          <table:table-cell table:number-columns-repeated="3"/>
          <table:table-cell table:formula="of:=[.D103]*IF(RAND()&lt;1-[.$B$4];[.$B$3];[.$B$2])" office:value-type="float" office:value="108.855675692593" calcext:value-type="float">
            <text:p>108.855675692593</text:p>
          </table:table-cell>
        </table:table-row>
        <table:table-row table:style-name="ro1">
          <table:table-cell table:number-columns-repeated="3"/>
          <table:table-cell table:formula="of:=[.D104]*IF(RAND()&lt;1-[.$B$4];[.$B$3];[.$B$2])" office:value-type="float" office:value="107.767118935667" calcext:value-type="float">
            <text:p>107.767118935667</text:p>
          </table:table-cell>
        </table:table-row>
        <table:table-row table:style-name="ro1">
          <table:table-cell table:number-columns-repeated="3"/>
          <table:table-cell table:formula="of:=[.D105]*IF(RAND()&lt;1-[.$B$4];[.$B$3];[.$B$2])" office:value-type="float" office:value="108.844790125023" calcext:value-type="float">
            <text:p>108.844790125023</text:p>
          </table:table-cell>
        </table:table-row>
        <table:table-row table:style-name="ro1">
          <table:table-cell table:number-columns-repeated="3"/>
          <table:table-cell table:formula="of:=[.D106]*IF(RAND()&lt;1-[.$B$4];[.$B$3];[.$B$2])" office:value-type="float" office:value="109.933238026274" calcext:value-type="float">
            <text:p>109.933238026274</text:p>
          </table:table-cell>
        </table:table-row>
        <table:table-row table:style-name="ro1">
          <table:table-cell table:number-columns-repeated="3"/>
          <table:table-cell table:formula="of:=[.D107]*IF(RAND()&lt;1-[.$B$4];[.$B$3];[.$B$2])" office:value-type="float" office:value="111.032570406536" calcext:value-type="float">
            <text:p>111.032570406536</text:p>
          </table:table-cell>
        </table:table-row>
        <table:table-row table:style-name="ro1">
          <table:table-cell table:number-columns-repeated="3"/>
          <table:table-cell table:formula="of:=[.D108]*IF(RAND()&lt;1-[.$B$4];[.$B$3];[.$B$2])" office:value-type="float" office:value="109.922244702471" calcext:value-type="float">
            <text:p>109.922244702471</text:p>
          </table:table-cell>
        </table:table-row>
        <table:table-row table:style-name="ro1">
          <table:table-cell table:number-columns-repeated="3"/>
          <table:table-cell table:formula="of:=[.D109]*IF(RAND()&lt;1-[.$B$4];[.$B$3];[.$B$2])" office:value-type="float" office:value="108.823022255446" calcext:value-type="float">
            <text:p>108.823022255446</text:p>
          </table:table-cell>
        </table:table-row>
        <table:table-row table:style-name="ro1">
          <table:table-cell table:number-columns-repeated="3"/>
          <table:table-cell table:formula="of:=[.D110]*IF(RAND()&lt;1-[.$B$4];[.$B$3];[.$B$2])" office:value-type="float" office:value="109.911252478001" calcext:value-type="float">
            <text:p>109.911252478001</text:p>
          </table:table-cell>
        </table:table-row>
        <table:table-row table:style-name="ro1">
          <table:table-cell table:number-columns-repeated="3"/>
          <table:table-cell table:formula="of:=[.D111]*IF(RAND()&lt;1-[.$B$4];[.$B$3];[.$B$2])" office:value-type="float" office:value="108.812139953221" calcext:value-type="float">
            <text:p>108.812139953221</text:p>
          </table:table-cell>
        </table:table-row>
        <table:table-row table:style-name="ro1">
          <table:table-cell table:number-columns-repeated="3"/>
          <table:table-cell table:formula="of:=[.D112]*IF(RAND()&lt;1-[.$B$4];[.$B$3];[.$B$2])" office:value-type="float" office:value="107.724018553689" calcext:value-type="float">
            <text:p>107.724018553689</text:p>
          </table:table-cell>
        </table:table-row>
        <table:table-row table:style-name="ro1">
          <table:table-cell table:number-columns-repeated="3"/>
          <table:table-cell table:formula="of:=[.D113]*IF(RAND()&lt;1-[.$B$4];[.$B$3];[.$B$2])" office:value-type="float" office:value="108.801258739225" calcext:value-type="float">
            <text:p>108.801258739225</text:p>
          </table:table-cell>
        </table:table-row>
        <table:table-row table:style-name="ro1">
          <table:table-cell table:number-columns-repeated="3"/>
          <table:table-cell table:formula="of:=[.D114]*IF(RAND()&lt;1-[.$B$4];[.$B$3];[.$B$2])" office:value-type="float" office:value="107.713246151833" calcext:value-type="float">
            <text:p>107.713246151833</text:p>
          </table:table-cell>
        </table:table-row>
        <table:table-row table:style-name="ro1">
          <table:table-cell table:number-columns-repeated="3"/>
          <table:table-cell table:formula="of:=[.D115]*IF(RAND()&lt;1-[.$B$4];[.$B$3];[.$B$2])" office:value-type="float" office:value="106.636113690315" calcext:value-type="float">
            <text:p>106.636113690315</text:p>
          </table:table-cell>
        </table:table-row>
        <table:table-row table:style-name="ro1">
          <table:table-cell table:number-columns-repeated="3"/>
          <table:table-cell table:formula="of:=[.D116]*IF(RAND()&lt;1-[.$B$4];[.$B$3];[.$B$2])" office:value-type="float" office:value="107.702474827218" calcext:value-type="float">
            <text:p>107.702474827218</text:p>
          </table:table-cell>
        </table:table-row>
        <table:table-row table:style-name="ro1">
          <table:table-cell table:number-columns-repeated="3"/>
          <table:table-cell table:formula="of:=[.D117]*IF(RAND()&lt;1-[.$B$4];[.$B$3];[.$B$2])" office:value-type="float" office:value="108.77949957549" calcext:value-type="float">
            <text:p>108.77949957549</text:p>
          </table:table-cell>
        </table:table-row>
        <table:table-row table:style-name="ro1">
          <table:table-cell table:number-columns-repeated="3"/>
          <table:table-cell table:formula="of:=[.D118]*IF(RAND()&lt;1-[.$B$4];[.$B$3];[.$B$2])" office:value-type="float" office:value="109.867294571245" calcext:value-type="float">
            <text:p>109.867294571245</text:p>
          </table:table-cell>
        </table:table-row>
        <table:table-row table:style-name="ro1">
          <table:table-cell table:number-columns-repeated="3"/>
          <table:table-cell table:formula="of:=[.D119]*IF(RAND()&lt;1-[.$B$4];[.$B$3];[.$B$2])" office:value-type="float" office:value="108.768621625533" calcext:value-type="float">
            <text:p>108.768621625533</text:p>
          </table:table-cell>
        </table:table-row>
        <table:table-row table:style-name="ro1">
          <table:table-cell table:number-columns-repeated="3"/>
          <table:table-cell table:formula="of:=[.D120]*IF(RAND()&lt;1-[.$B$4];[.$B$3];[.$B$2])" office:value-type="float" office:value="109.856307841788" calcext:value-type="float">
            <text:p>109.856307841788</text:p>
          </table:table-cell>
        </table:table-row>
        <table:table-row table:style-name="ro1">
          <table:table-cell table:number-columns-repeated="3"/>
          <table:table-cell table:formula="of:=[.D121]*IF(RAND()&lt;1-[.$B$4];[.$B$3];[.$B$2])" office:value-type="float" office:value="110.954870920206" calcext:value-type="float">
            <text:p>110.954870920206</text:p>
          </table:table-cell>
        </table:table-row>
        <table:table-row table:style-name="ro1">
          <table:table-cell table:number-columns-repeated="3"/>
          <table:table-cell table:formula="of:=[.D122]*IF(RAND()&lt;1-[.$B$4];[.$B$3];[.$B$2])" office:value-type="float" office:value="109.845322211004" calcext:value-type="float">
            <text:p>109.845322211004</text:p>
          </table:table-cell>
        </table:table-row>
        <table:table-row table:style-name="ro1">
          <table:table-cell table:number-columns-repeated="3"/>
          <table:table-cell table:formula="of:=[.D123]*IF(RAND()&lt;1-[.$B$4];[.$B$3];[.$B$2])" office:value-type="float" office:value="108.746868988894" calcext:value-type="float">
            <text:p>108.746868988894</text:p>
          </table:table-cell>
        </table:table-row>
        <table:table-row table:style-name="ro1">
          <table:table-cell table:number-columns-repeated="3"/>
          <table:table-cell table:formula="of:=[.D124]*IF(RAND()&lt;1-[.$B$4];[.$B$3];[.$B$2])" office:value-type="float" office:value="107.659400299005" calcext:value-type="float">
            <text:p>107.659400299005</text:p>
          </table:table-cell>
        </table:table-row>
        <table:table-row table:style-name="ro1">
          <table:table-cell table:number-columns-repeated="3"/>
          <table:table-cell table:formula="of:=[.D125]*IF(RAND()&lt;1-[.$B$4];[.$B$3];[.$B$2])" office:value-type="float" office:value="108.735994301995" calcext:value-type="float">
            <text:p>108.735994301995</text:p>
          </table:table-cell>
        </table:table-row>
        <table:table-row table:style-name="ro1">
          <table:table-cell table:number-columns-repeated="3"/>
          <table:table-cell table:formula="of:=[.D126]*IF(RAND()&lt;1-[.$B$4];[.$B$3];[.$B$2])" office:value-type="float" office:value="107.648634358975" calcext:value-type="float">
            <text:p>107.648634358975</text:p>
          </table:table-cell>
        </table:table-row>
        <table:table-row table:style-name="ro1">
          <table:table-cell table:number-columns-repeated="3"/>
          <table:table-cell table:formula="of:=[.D127]*IF(RAND()&lt;1-[.$B$4];[.$B$3];[.$B$2])" office:value-type="float" office:value="106.572148015385" calcext:value-type="float">
            <text:p>106.572148015385</text:p>
          </table:table-cell>
        </table:table-row>
        <table:table-row table:style-name="ro1">
          <table:table-cell table:number-columns-repeated="3"/>
          <table:table-cell table:formula="of:=[.D128]*IF(RAND()&lt;1-[.$B$4];[.$B$3];[.$B$2])" office:value-type="float" office:value="105.506426535231" calcext:value-type="float">
            <text:p>105.506426535231</text:p>
          </table:table-cell>
        </table:table-row>
        <table:table-row table:style-name="ro1">
          <table:table-cell table:number-columns-repeated="3"/>
          <table:table-cell table:formula="of:=[.D129]*IF(RAND()&lt;1-[.$B$4];[.$B$3];[.$B$2])" office:value-type="float" office:value="104.451362269879" calcext:value-type="float">
            <text:p>104.451362269879</text:p>
          </table:table-cell>
        </table:table-row>
        <table:table-row table:style-name="ro1">
          <table:table-cell table:number-columns-repeated="3"/>
          <table:table-cell table:formula="of:=[.D130]*IF(RAND()&lt;1-[.$B$4];[.$B$3];[.$B$2])" office:value-type="float" office:value="105.495875892578" calcext:value-type="float">
            <text:p>105.495875892578</text:p>
          </table:table-cell>
        </table:table-row>
        <table:table-row table:style-name="ro1">
          <table:table-cell table:number-columns-repeated="3"/>
          <table:table-cell table:formula="of:=[.D131]*IF(RAND()&lt;1-[.$B$4];[.$B$3];[.$B$2])" office:value-type="float" office:value="104.440917133652" calcext:value-type="float">
            <text:p>104.440917133652</text:p>
          </table:table-cell>
        </table:table-row>
        <table:table-row table:style-name="ro1">
          <table:table-cell table:number-columns-repeated="3"/>
          <table:table-cell table:formula="of:=[.D132]*IF(RAND()&lt;1-[.$B$4];[.$B$3];[.$B$2])" office:value-type="float" office:value="103.396507962315" calcext:value-type="float">
            <text:p>103.396507962315</text:p>
          </table:table-cell>
        </table:table-row>
        <table:table-row table:style-name="ro1">
          <table:table-cell table:number-columns-repeated="3"/>
          <table:table-cell table:formula="of:=[.D133]*IF(RAND()&lt;1-[.$B$4];[.$B$3];[.$B$2])" office:value-type="float" office:value="104.430473041939" calcext:value-type="float">
            <text:p>104.430473041939</text:p>
          </table:table-cell>
        </table:table-row>
        <table:table-row table:style-name="ro1">
          <table:table-cell table:number-columns-repeated="3"/>
          <table:table-cell table:formula="of:=[.D134]*IF(RAND()&lt;1-[.$B$4];[.$B$3];[.$B$2])" office:value-type="float" office:value="103.386168311519" calcext:value-type="float">
            <text:p>103.386168311519</text:p>
          </table:table-cell>
        </table:table-row>
        <table:table-row table:style-name="ro1">
          <table:table-cell table:number-columns-repeated="3"/>
          <table:table-cell table:formula="of:=[.D135]*IF(RAND()&lt;1-[.$B$4];[.$B$3];[.$B$2])" office:value-type="float" office:value="104.420029994634" calcext:value-type="float">
            <text:p>104.420029994634</text:p>
          </table:table-cell>
        </table:table-row>
        <table:table-row table:style-name="ro1">
          <table:table-cell table:number-columns-repeated="3"/>
          <table:table-cell table:formula="of:=[.D136]*IF(RAND()&lt;1-[.$B$4];[.$B$3];[.$B$2])" office:value-type="float" office:value="105.464230294581" calcext:value-type="float">
            <text:p>105.464230294581</text:p>
          </table:table-cell>
        </table:table-row>
        <table:table-row table:style-name="ro1">
          <table:table-cell table:number-columns-repeated="3"/>
          <table:table-cell table:formula="of:=[.D137]*IF(RAND()&lt;1-[.$B$4];[.$B$3];[.$B$2])" office:value-type="float" office:value="106.518872597527" calcext:value-type="float">
            <text:p>106.518872597527</text:p>
          </table:table-cell>
        </table:table-row>
        <table:table-row table:style-name="ro1">
          <table:table-cell table:number-columns-repeated="3"/>
          <table:table-cell table:formula="of:=[.D138]*IF(RAND()&lt;1-[.$B$4];[.$B$3];[.$B$2])" office:value-type="float" office:value="105.453683871551" calcext:value-type="float">
            <text:p>105.453683871551</text:p>
          </table:table-cell>
        </table:table-row>
        <table:table-row table:style-name="ro1">
          <table:table-cell table:number-columns-repeated="3"/>
          <table:table-cell table:formula="of:=[.D139]*IF(RAND()&lt;1-[.$B$4];[.$B$3];[.$B$2])" office:value-type="float" office:value="106.508220710267" calcext:value-type="float">
            <text:p>106.508220710267</text:p>
          </table:table-cell>
        </table:table-row>
        <table:table-row table:style-name="ro1">
          <table:table-cell table:number-columns-repeated="3"/>
          <table:table-cell table:formula="of:=[.D140]*IF(RAND()&lt;1-[.$B$4];[.$B$3];[.$B$2])" office:value-type="float" office:value="105.443138503164" calcext:value-type="float">
            <text:p>105.443138503164</text:p>
          </table:table-cell>
        </table:table-row>
        <table:table-row table:style-name="ro1">
          <table:table-cell table:number-columns-repeated="3"/>
          <table:table-cell table:formula="of:=[.D141]*IF(RAND()&lt;1-[.$B$4];[.$B$3];[.$B$2])" office:value-type="float" office:value="104.388707118133" calcext:value-type="float">
            <text:p>104.388707118133</text:p>
          </table:table-cell>
        </table:table-row>
        <table:table-row table:style-name="ro1">
          <table:table-cell table:number-columns-repeated="3"/>
          <table:table-cell table:formula="of:=[.D142]*IF(RAND()&lt;1-[.$B$4];[.$B$3];[.$B$2])" office:value-type="float" office:value="103.344820046951" calcext:value-type="float">
            <text:p>103.344820046951</text:p>
          </table:table-cell>
        </table:table-row>
        <table:table-row table:style-name="ro1">
          <table:table-cell table:number-columns-repeated="3"/>
          <table:table-cell table:formula="of:=[.D143]*IF(RAND()&lt;1-[.$B$4];[.$B$3];[.$B$2])" office:value-type="float" office:value="102.311371846482" calcext:value-type="float">
            <text:p>102.311371846482</text:p>
          </table:table-cell>
        </table:table-row>
        <table:table-row table:style-name="ro1">
          <table:table-cell table:number-columns-repeated="3"/>
          <table:table-cell table:formula="of:=[.D144]*IF(RAND()&lt;1-[.$B$4];[.$B$3];[.$B$2])" office:value-type="float" office:value="101.288258128017" calcext:value-type="float">
            <text:p>101.288258128017</text:p>
          </table:table-cell>
        </table:table-row>
        <table:table-row table:style-name="ro1">
          <table:table-cell table:number-columns-repeated="3"/>
          <table:table-cell table:formula="of:=[.D145]*IF(RAND()&lt;1-[.$B$4];[.$B$3];[.$B$2])" office:value-type="float" office:value="102.301140709297" calcext:value-type="float">
            <text:p>102.301140709297</text:p>
          </table:table-cell>
        </table:table-row>
        <table:table-row table:style-name="ro1">
          <table:table-cell table:number-columns-repeated="3"/>
          <table:table-cell table:formula="of:=[.D146]*IF(RAND()&lt;1-[.$B$4];[.$B$3];[.$B$2])" office:value-type="float" office:value="103.32415211639" calcext:value-type="float">
            <text:p>103.32415211639</text:p>
          </table:table-cell>
        </table:table-row>
        <table:table-row table:style-name="ro1">
          <table:table-cell table:number-columns-repeated="3"/>
          <table:table-cell table:formula="of:=[.D147]*IF(RAND()&lt;1-[.$B$4];[.$B$3];[.$B$2])" office:value-type="float" office:value="102.290910595226" calcext:value-type="float">
            <text:p>102.290910595226</text:p>
          </table:table-cell>
        </table:table-row>
        <table:table-row table:style-name="ro1">
          <table:table-cell table:number-columns-repeated="3"/>
          <table:table-cell table:formula="of:=[.D148]*IF(RAND()&lt;1-[.$B$4];[.$B$3];[.$B$2])" office:value-type="float" office:value="101.268001489274" calcext:value-type="float">
            <text:p>101.268001489274</text:p>
          </table:table-cell>
        </table:table-row>
        <table:table-row table:style-name="ro1">
          <table:table-cell table:number-columns-repeated="3"/>
          <table:table-cell table:formula="of:=[.D149]*IF(RAND()&lt;1-[.$B$4];[.$B$3];[.$B$2])" office:value-type="float" office:value="102.280681504167" calcext:value-type="float">
            <text:p>102.280681504167</text:p>
          </table:table-cell>
        </table:table-row>
        <table:table-row table:style-name="ro1">
          <table:table-cell table:number-columns-repeated="3"/>
          <table:table-cell table:formula="of:=[.D150]*IF(RAND()&lt;1-[.$B$4];[.$B$3];[.$B$2])" office:value-type="float" office:value="103.303488319208" calcext:value-type="float">
            <text:p>103.303488319208</text:p>
          </table:table-cell>
        </table:table-row>
        <table:table-row table:style-name="ro1">
          <table:table-cell table:number-columns-repeated="3"/>
          <table:table-cell table:formula="of:=[.D151]*IF(RAND()&lt;1-[.$B$4];[.$B$3];[.$B$2])" office:value-type="float" office:value="102.270453436016" calcext:value-type="float">
            <text:p>102.270453436016</text:p>
          </table:table-cell>
        </table:table-row>
        <table:table-row table:style-name="ro1">
          <table:table-cell table:number-columns-repeated="3"/>
          <table:table-cell table:formula="of:=[.D152]*IF(RAND()&lt;1-[.$B$4];[.$B$3];[.$B$2])" office:value-type="float" office:value="101.247748901656" calcext:value-type="float">
            <text:p>101.247748901656</text:p>
          </table:table-cell>
        </table:table-row>
        <table:table-row table:style-name="ro1">
          <table:table-cell table:number-columns-repeated="3"/>
          <table:table-cell table:formula="of:=[.D153]*IF(RAND()&lt;1-[.$B$4];[.$B$3];[.$B$2])" office:value-type="float" office:value="102.260226390673" calcext:value-type="float">
            <text:p>102.260226390673</text:p>
          </table:table-cell>
        </table:table-row>
        <table:table-row table:style-name="ro1">
          <table:table-cell table:number-columns-repeated="3"/>
          <table:table-cell table:formula="of:=[.D154]*IF(RAND()&lt;1-[.$B$4];[.$B$3];[.$B$2])" office:value-type="float" office:value="101.237624126766" calcext:value-type="float">
            <text:p>101.237624126766</text:p>
          </table:table-cell>
        </table:table-row>
        <table:table-row table:style-name="ro1">
          <table:table-cell table:number-columns-repeated="3"/>
          <table:table-cell table:formula="of:=[.D155]*IF(RAND()&lt;1-[.$B$4];[.$B$3];[.$B$2])" office:value-type="float" office:value="102.250000368033" calcext:value-type="float">
            <text:p>102.250000368033</text:p>
          </table:table-cell>
        </table:table-row>
        <table:table-row table:style-name="ro1">
          <table:table-cell table:number-columns-repeated="3"/>
          <table:table-cell table:formula="of:=[.D156]*IF(RAND()&lt;1-[.$B$4];[.$B$3];[.$B$2])" office:value-type="float" office:value="101.227500364353" calcext:value-type="float">
            <text:p>101.227500364353</text:p>
          </table:table-cell>
        </table:table-row>
        <table:table-row table:style-name="ro1">
          <table:table-cell table:number-columns-repeated="3"/>
          <table:table-cell table:formula="of:=[.D157]*IF(RAND()&lt;1-[.$B$4];[.$B$3];[.$B$2])" office:value-type="float" office:value="100.21522536071" calcext:value-type="float">
            <text:p>100.21522536071</text:p>
          </table:table-cell>
        </table:table-row>
        <table:table-row table:style-name="ro1">
          <table:table-cell table:number-columns-repeated="3"/>
          <table:table-cell table:formula="of:=[.D158]*IF(RAND()&lt;1-[.$B$4];[.$B$3];[.$B$2])" office:value-type="float" office:value="99.2130731071025" calcext:value-type="float">
            <text:p>99.2130731071025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296.16pt" svg:y="0pt">
            <draw:object draw:notify-on-update-of-ranges="Sheet2.D1:Sheet2.D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itial Stock Pric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p move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[.D1]*IF(RAND()&lt;1-[.$B$4];[.$B$3];[.$B$2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own move</text:p>
          </table:table-cell>
          <table:table-cell office:value-type="float" office:value="0.98" calcext:value-type="float">
            <text:p>0.98</text:p>
          </table:table-cell>
          <table:table-cell/>
          <table:table-cell table:formula="of:=[.D2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Probability of Up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D3]*IF(RAND()&lt;1-[.$B$4];[.$B$3];[.$B$2])" office:value-type="float" office:value="104.04" calcext:value-type="float">
            <text:p>104.04</text:p>
          </table:table-cell>
        </table:table-row>
        <table:table-row table:style-name="ro1">
          <table:table-cell table:number-columns-repeated="3"/>
          <table:table-cell table:formula="of:=[.D4]" office:value-type="float" office:value="104.04" calcext:value-type="float">
            <text:p>104.04</text:p>
          </table:table-cell>
        </table:table-row>
        <table:table-row table:style-name="ro1">
          <table:table-cell table:number-columns-repeated="3"/>
          <table:table-cell table:formula="of:=[.D5]*IF(RAND()&lt;1-[.$B$4];[.$B$3];[.$B$2])" office:value-type="float" office:value="101.9592" calcext:value-type="float">
            <text:p>101.9592</text:p>
          </table:table-cell>
        </table:table-row>
        <table:table-row table:style-name="ro1">
          <table:table-cell table:number-columns-repeated="3"/>
          <table:table-cell table:formula="of:=[.D6]" office:value-type="float" office:value="101.9592" calcext:value-type="float">
            <text:p>101.9592</text:p>
          </table:table-cell>
        </table:table-row>
        <table:table-row table:style-name="ro1">
          <table:table-cell table:number-columns-repeated="3"/>
          <table:table-cell table:formula="of:=[.D7]*IF(RAND()&lt;1-[.$B$4];[.$B$3];[.$B$2])" office:value-type="float" office:value="99.920016" calcext:value-type="float">
            <text:p>99.920016</text:p>
          </table:table-cell>
        </table:table-row>
        <table:table-row table:style-name="ro1">
          <table:table-cell table:number-columns-repeated="3"/>
          <table:table-cell table:formula="of:=[.D8]" office:value-type="float" office:value="99.920016" calcext:value-type="float">
            <text:p>99.920016</text:p>
          </table:table-cell>
        </table:table-row>
        <table:table-row table:style-name="ro1">
          <table:table-cell table:number-columns-repeated="3"/>
          <table:table-cell table:formula="of:=[.D9]*IF(RAND()&lt;1-[.$B$4];[.$B$3];[.$B$2])" office:value-type="float" office:value="101.91841632" calcext:value-type="float">
            <text:p>101.91841632</text:p>
          </table:table-cell>
        </table:table-row>
        <table:table-row table:style-name="ro1">
          <table:table-cell table:number-columns-repeated="3"/>
          <table:table-cell table:formula="of:=[.D10]" office:value-type="float" office:value="101.91841632" calcext:value-type="float">
            <text:p>101.91841632</text:p>
          </table:table-cell>
        </table:table-row>
        <table:table-row table:style-name="ro1">
          <table:table-cell table:number-columns-repeated="3"/>
          <table:table-cell table:formula="of:=[.D11]*IF(RAND()&lt;1-[.$B$4];[.$B$3];[.$B$2])" office:value-type="float" office:value="103.9567846464" calcext:value-type="float">
            <text:p>103.9567846464</text:p>
          </table:table-cell>
        </table:table-row>
        <table:table-row table:style-name="ro1">
          <table:table-cell table:number-columns-repeated="3"/>
          <table:table-cell table:formula="of:=[.D12]" office:value-type="float" office:value="103.9567846464" calcext:value-type="float">
            <text:p>103.9567846464</text:p>
          </table:table-cell>
        </table:table-row>
        <table:table-row table:style-name="ro1">
          <table:table-cell table:number-columns-repeated="3"/>
          <table:table-cell table:formula="of:=[.D13]*IF(RAND()&lt;1-[.$B$4];[.$B$3];[.$B$2])" office:value-type="float" office:value="101.877648953472" calcext:value-type="float">
            <text:p>101.877648953472</text:p>
          </table:table-cell>
        </table:table-row>
        <table:table-row table:style-name="ro1">
          <table:table-cell table:number-columns-repeated="3"/>
          <table:table-cell table:formula="of:=[.D14]*IF(RAND()&lt;1-[.$B$4];[.$B$3];[.$B$2])" office:value-type="float" office:value="99.8400959744026" calcext:value-type="float">
            <text:p>99.8400959744026</text:p>
          </table:table-cell>
        </table:table-row>
        <table:table-row table:style-name="ro1">
          <table:table-cell table:number-columns-repeated="3"/>
          <table:table-cell table:formula="of:=[.D15]*IF(RAND()&lt;1-[.$B$4];[.$B$3];[.$B$2])" office:value-type="float" office:value="97.8432940549145" calcext:value-type="float">
            <text:p>97.8432940549145</text:p>
          </table:table-cell>
        </table:table-row>
        <table:table-row table:style-name="ro1">
          <table:table-cell table:number-columns-repeated="3"/>
          <table:table-cell table:formula="of:=[.D16]*IF(RAND()&lt;1-[.$B$4];[.$B$3];[.$B$2])" office:value-type="float" office:value="99.8001599360128" calcext:value-type="float">
            <text:p>99.8001599360128</text:p>
          </table:table-cell>
        </table:table-row>
        <table:table-row table:style-name="ro1">
          <table:table-cell table:number-columns-repeated="3"/>
          <table:table-cell table:formula="of:=[.D17]*IF(RAND()&lt;1-[.$B$4];[.$B$3];[.$B$2])" office:value-type="float" office:value="101.796163134733" calcext:value-type="float">
            <text:p>101.796163134733</text:p>
          </table:table-cell>
        </table:table-row>
        <table:table-row table:style-name="ro1">
          <table:table-cell table:number-columns-repeated="3"/>
          <table:table-cell table:formula="of:=[.D18]*IF(RAND()&lt;1-[.$B$4];[.$B$3];[.$B$2])" office:value-type="float" office:value="103.832086397428" calcext:value-type="float">
            <text:p>103.832086397428</text:p>
          </table:table-cell>
        </table:table-row>
        <table:table-row table:style-name="ro1">
          <table:table-cell table:number-columns-repeated="3"/>
          <table:table-cell table:formula="of:=[.D19]*IF(RAND()&lt;1-[.$B$4];[.$B$3];[.$B$2])" office:value-type="float" office:value="101.755444669479" calcext:value-type="float">
            <text:p>101.755444669479</text:p>
          </table:table-cell>
        </table:table-row>
        <table:table-row table:style-name="ro1">
          <table:table-cell table:number-columns-repeated="3"/>
          <table:table-cell table:formula="of:=[.D20]*IF(RAND()&lt;1-[.$B$4];[.$B$3];[.$B$2])" office:value-type="float" office:value="103.790553562869" calcext:value-type="float">
            <text:p>103.790553562869</text:p>
          </table:table-cell>
        </table:table-row>
        <table:table-row table:style-name="ro1">
          <table:table-cell table:number-columns-repeated="3"/>
          <table:table-cell table:formula="of:=[.D21]*IF(RAND()&lt;1-[.$B$4];[.$B$3];[.$B$2])" office:value-type="float" office:value="101.714742491611" calcext:value-type="float">
            <text:p>101.714742491611</text:p>
          </table:table-cell>
        </table:table-row>
        <table:table-row table:style-name="ro1">
          <table:table-cell table:number-columns-repeated="3"/>
          <table:table-cell table:formula="of:=[.D22]*IF(RAND()&lt;1-[.$B$4];[.$B$3];[.$B$2])" office:value-type="float" office:value="99.6804476417791" calcext:value-type="float">
            <text:p>99.6804476417791</text:p>
          </table:table-cell>
        </table:table-row>
        <table:table-row table:style-name="ro1">
          <table:table-cell table:number-columns-repeated="3"/>
          <table:table-cell table:formula="of:=[.D23]*IF(RAND()&lt;1-[.$B$4];[.$B$3];[.$B$2])" office:value-type="float" office:value="101.674056594615" calcext:value-type="float">
            <text:p>101.674056594615</text:p>
          </table:table-cell>
        </table:table-row>
        <table:table-row table:style-name="ro1">
          <table:table-cell table:number-columns-repeated="3"/>
          <table:table-cell table:formula="of:=[.D24]*IF(RAND()&lt;1-[.$B$4];[.$B$3];[.$B$2])" office:value-type="float" office:value="103.707537726507" calcext:value-type="float">
            <text:p>103.707537726507</text:p>
          </table:table-cell>
        </table:table-row>
        <table:table-row table:style-name="ro1">
          <table:table-cell table:number-columns-repeated="3"/>
          <table:table-cell table:formula="of:=[.D25]*IF(RAND()&lt;1-[.$B$4];[.$B$3];[.$B$2])" office:value-type="float" office:value="105.781688481037" calcext:value-type="float">
            <text:p>105.781688481037</text:p>
          </table:table-cell>
        </table:table-row>
        <table:table-row table:style-name="ro1">
          <table:table-cell table:number-columns-repeated="3"/>
          <table:table-cell table:formula="of:=[.D26]*IF(RAND()&lt;1-[.$B$4];[.$B$3];[.$B$2])" office:value-type="float" office:value="107.897322250658" calcext:value-type="float">
            <text:p>107.897322250658</text:p>
          </table:table-cell>
        </table:table-row>
        <table:table-row table:style-name="ro1">
          <table:table-cell table:number-columns-repeated="3"/>
          <table:table-cell table:formula="of:=[.D27]*IF(RAND()&lt;1-[.$B$4];[.$B$3];[.$B$2])" office:value-type="float" office:value="105.739375805645" calcext:value-type="float">
            <text:p>105.739375805645</text:p>
          </table:table-cell>
        </table:table-row>
        <table:table-row table:style-name="ro1">
          <table:table-cell table:number-columns-repeated="3"/>
          <table:table-cell table:formula="of:=[.D28]*IF(RAND()&lt;1-[.$B$4];[.$B$3];[.$B$2])" office:value-type="float" office:value="103.624588289532" calcext:value-type="float">
            <text:p>103.624588289532</text:p>
          </table:table-cell>
        </table:table-row>
        <table:table-row table:style-name="ro1">
          <table:table-cell table:number-columns-repeated="3"/>
          <table:table-cell table:formula="of:=[.D29]*IF(RAND()&lt;1-[.$B$4];[.$B$3];[.$B$2])" office:value-type="float" office:value="105.697080055323" calcext:value-type="float">
            <text:p>105.697080055323</text:p>
          </table:table-cell>
        </table:table-row>
        <table:table-row table:style-name="ro1">
          <table:table-cell table:number-columns-repeated="3"/>
          <table:table-cell table:formula="of:=[.D30]*IF(RAND()&lt;1-[.$B$4];[.$B$3];[.$B$2])" office:value-type="float" office:value="103.583138454216" calcext:value-type="float">
            <text:p>103.583138454216</text:p>
          </table:table-cell>
        </table:table-row>
        <table:table-row table:style-name="ro1">
          <table:table-cell table:number-columns-repeated="3"/>
          <table:table-cell table:formula="of:=[.D31]*IF(RAND()&lt;1-[.$B$4];[.$B$3];[.$B$2])" office:value-type="float" office:value="105.6548012233" calcext:value-type="float">
            <text:p>105.6548012233</text:p>
          </table:table-cell>
        </table:table-row>
        <table:table-row table:style-name="ro1">
          <table:table-cell table:number-columns-repeated="3"/>
          <table:table-cell table:formula="of:=[.D32]*IF(RAND()&lt;1-[.$B$4];[.$B$3];[.$B$2])" office:value-type="float" office:value="103.541705198834" calcext:value-type="float">
            <text:p>103.541705198834</text:p>
          </table:table-cell>
        </table:table-row>
        <table:table-row table:style-name="ro1">
          <table:table-cell table:number-columns-repeated="3"/>
          <table:table-cell table:formula="of:=[.D33]*IF(RAND()&lt;1-[.$B$4];[.$B$3];[.$B$2])" office:value-type="float" office:value="101.470871094858" calcext:value-type="float">
            <text:p>101.470871094858</text:p>
          </table:table-cell>
        </table:table-row>
        <table:table-row table:style-name="ro1">
          <table:table-cell table:number-columns-repeated="3"/>
          <table:table-cell table:formula="of:=[.D34]*IF(RAND()&lt;1-[.$B$4];[.$B$3];[.$B$2])" office:value-type="float" office:value="103.500288516755" calcext:value-type="float">
            <text:p>103.500288516755</text:p>
          </table:table-cell>
        </table:table-row>
        <table:table-row table:style-name="ro1">
          <table:table-cell table:number-columns-repeated="3"/>
          <table:table-cell table:formula="of:=[.D35]*IF(RAND()&lt;1-[.$B$4];[.$B$3];[.$B$2])" office:value-type="float" office:value="101.43028274642" calcext:value-type="float">
            <text:p>101.43028274642</text:p>
          </table:table-cell>
        </table:table-row>
        <table:table-row table:style-name="ro1">
          <table:table-cell table:number-columns-repeated="3"/>
          <table:table-cell table:formula="of:=[.D36]*IF(RAND()&lt;1-[.$B$4];[.$B$3];[.$B$2])" office:value-type="float" office:value="99.4016770914913" calcext:value-type="float">
            <text:p>99.4016770914913</text:p>
          </table:table-cell>
        </table:table-row>
        <table:table-row table:style-name="ro1">
          <table:table-cell table:number-columns-repeated="3"/>
          <table:table-cell table:formula="of:=[.D37]*IF(RAND()&lt;1-[.$B$4];[.$B$3];[.$B$2])" office:value-type="float" office:value="97.4136435496615" calcext:value-type="float">
            <text:p>97.4136435496615</text:p>
          </table:table-cell>
        </table:table-row>
        <table:table-row table:style-name="ro1">
          <table:table-cell table:number-columns-repeated="3"/>
          <table:table-cell table:formula="of:=[.D38]*IF(RAND()&lt;1-[.$B$4];[.$B$3];[.$B$2])" office:value-type="float" office:value="95.4653706786683" calcext:value-type="float">
            <text:p>95.4653706786683</text:p>
          </table:table-cell>
        </table:table-row>
        <table:table-row table:style-name="ro1">
          <table:table-cell table:number-columns-repeated="3"/>
          <table:table-cell table:formula="of:=[.D39]*IF(RAND()&lt;1-[.$B$4];[.$B$3];[.$B$2])" office:value-type="float" office:value="97.3746780922417" calcext:value-type="float">
            <text:p>97.3746780922417</text:p>
          </table:table-cell>
        </table:table-row>
        <table:table-row table:style-name="ro1">
          <table:table-cell table:number-columns-repeated="3"/>
          <table:table-cell table:formula="of:=[.D40]*IF(RAND()&lt;1-[.$B$4];[.$B$3];[.$B$2])" office:value-type="float" office:value="95.4271845303968" calcext:value-type="float">
            <text:p>95.4271845303968</text:p>
          </table:table-cell>
        </table:table-row>
        <table:table-row table:style-name="ro1">
          <table:table-cell table:number-columns-repeated="3"/>
          <table:table-cell table:formula="of:=[.D41]*IF(RAND()&lt;1-[.$B$4];[.$B$3];[.$B$2])" office:value-type="float" office:value="93.5186408397889" calcext:value-type="float">
            <text:p>93.5186408397889</text:p>
          </table:table-cell>
        </table:table-row>
        <table:table-row table:style-name="ro1">
          <table:table-cell table:number-columns-repeated="3"/>
          <table:table-cell table:formula="of:=[.D42]*IF(RAND()&lt;1-[.$B$4];[.$B$3];[.$B$2])" office:value-type="float" office:value="95.3890136565846" calcext:value-type="float">
            <text:p>95.3890136565846</text:p>
          </table:table-cell>
        </table:table-row>
        <table:table-row table:style-name="ro1">
          <table:table-cell table:number-columns-repeated="3"/>
          <table:table-cell table:formula="of:=[.D43]*IF(RAND()&lt;1-[.$B$4];[.$B$3];[.$B$2])" office:value-type="float" office:value="97.2967939297164" calcext:value-type="float">
            <text:p>97.2967939297164</text:p>
          </table:table-cell>
        </table:table-row>
        <table:table-row table:style-name="ro1">
          <table:table-cell table:number-columns-repeated="3"/>
          <table:table-cell table:formula="of:=[.D44]*IF(RAND()&lt;1-[.$B$4];[.$B$3];[.$B$2])" office:value-type="float" office:value="95.350858051122" calcext:value-type="float">
            <text:p>95.350858051122</text:p>
          </table:table-cell>
        </table:table-row>
        <table:table-row table:style-name="ro1">
          <table:table-cell table:number-columns-repeated="3"/>
          <table:table-cell table:formula="of:=[.D45]*IF(RAND()&lt;1-[.$B$4];[.$B$3];[.$B$2])" office:value-type="float" office:value="93.4438408900996" calcext:value-type="float">
            <text:p>93.4438408900996</text:p>
          </table:table-cell>
        </table:table-row>
        <table:table-row table:style-name="ro1">
          <table:table-cell table:number-columns-repeated="3"/>
          <table:table-cell table:formula="of:=[.D46]*IF(RAND()&lt;1-[.$B$4];[.$B$3];[.$B$2])" office:value-type="float" office:value="95.3127177079016" calcext:value-type="float">
            <text:p>95.3127177079016</text:p>
          </table:table-cell>
        </table:table-row>
        <table:table-row table:style-name="ro1">
          <table:table-cell table:number-columns-repeated="3"/>
          <table:table-cell table:formula="of:=[.D47]*IF(RAND()&lt;1-[.$B$4];[.$B$3];[.$B$2])" office:value-type="float" office:value="93.4064633537435" calcext:value-type="float">
            <text:p>93.4064633537435</text:p>
          </table:table-cell>
        </table:table-row>
        <table:table-row table:style-name="ro1">
          <table:table-cell table:number-columns-repeated="3"/>
          <table:table-cell table:formula="of:=[.D48]*IF(RAND()&lt;1-[.$B$4];[.$B$3];[.$B$2])" office:value-type="float" office:value="95.2745926208184" calcext:value-type="float">
            <text:p>95.2745926208184</text:p>
          </table:table-cell>
        </table:table-row>
        <table:table-row table:style-name="ro1">
          <table:table-cell table:number-columns-repeated="3"/>
          <table:table-cell table:formula="of:=[.D49]*IF(RAND()&lt;1-[.$B$4];[.$B$3];[.$B$2])" office:value-type="float" office:value="97.1800844732348" calcext:value-type="float">
            <text:p>97.1800844732348</text:p>
          </table:table-cell>
        </table:table-row>
        <table:table-row table:style-name="ro1">
          <table:table-cell table:number-columns-repeated="3"/>
          <table:table-cell table:formula="of:=[.D50]*IF(RAND()&lt;1-[.$B$4];[.$B$3];[.$B$2])" office:value-type="float" office:value="99.1236861626995" calcext:value-type="float">
            <text:p>99.1236861626995</text:p>
          </table:table-cell>
        </table:table-row>
        <table:table-row table:style-name="ro1">
          <table:table-cell table:number-columns-repeated="3"/>
          <table:table-cell table:formula="of:=[.D51]*IF(RAND()&lt;1-[.$B$4];[.$B$3];[.$B$2])" office:value-type="float" office:value="97.1412124394455" calcext:value-type="float">
            <text:p>97.1412124394455</text:p>
          </table:table-cell>
        </table:table-row>
        <table:table-row table:style-name="ro1">
          <table:table-cell table:number-columns-repeated="3"/>
          <table:table-cell table:formula="of:=[.D52]*IF(RAND()&lt;1-[.$B$4];[.$B$3];[.$B$2])" office:value-type="float" office:value="99.0840366882344" calcext:value-type="float">
            <text:p>99.0840366882344</text:p>
          </table:table-cell>
        </table:table-row>
        <table:table-row table:style-name="ro1">
          <table:table-cell table:number-columns-repeated="3"/>
          <table:table-cell table:formula="of:=[.D53]*IF(RAND()&lt;1-[.$B$4];[.$B$3];[.$B$2])" office:value-type="float" office:value="97.1023559544697" calcext:value-type="float">
            <text:p>97.1023559544697</text:p>
          </table:table-cell>
        </table:table-row>
        <table:table-row table:style-name="ro1">
          <table:table-cell table:number-columns-repeated="3"/>
          <table:table-cell table:formula="of:=[.D54]*IF(RAND()&lt;1-[.$B$4];[.$B$3];[.$B$2])" office:value-type="float" office:value="99.0444030735591" calcext:value-type="float">
            <text:p>99.0444030735591</text:p>
          </table:table-cell>
        </table:table-row>
        <table:table-row table:style-name="ro1">
          <table:table-cell table:number-columns-repeated="3"/>
          <table:table-cell table:formula="of:=[.D55]*IF(RAND()&lt;1-[.$B$4];[.$B$3];[.$B$2])" office:value-type="float" office:value="101.02529113503" calcext:value-type="float">
            <text:p>101.02529113503</text:p>
          </table:table-cell>
        </table:table-row>
        <table:table-row table:style-name="ro1">
          <table:table-cell table:number-columns-repeated="3"/>
          <table:table-cell table:formula="of:=[.D56]*IF(RAND()&lt;1-[.$B$4];[.$B$3];[.$B$2])" office:value-type="float" office:value="99.0047853123297" calcext:value-type="float">
            <text:p>99.0047853123297</text:p>
          </table:table-cell>
        </table:table-row>
        <table:table-row table:style-name="ro1">
          <table:table-cell table:number-columns-repeated="3"/>
          <table:table-cell table:formula="of:=[.D57]*IF(RAND()&lt;1-[.$B$4];[.$B$3];[.$B$2])" office:value-type="float" office:value="100.984881018576" calcext:value-type="float">
            <text:p>100.984881018576</text:p>
          </table:table-cell>
        </table:table-row>
        <table:table-row table:style-name="ro1">
          <table:table-cell table:number-columns-repeated="3"/>
          <table:table-cell table:formula="of:=[.D58]*IF(RAND()&lt;1-[.$B$4];[.$B$3];[.$B$2])" office:value-type="float" office:value="98.9651833982048" calcext:value-type="float">
            <text:p>98.9651833982048</text:p>
          </table:table-cell>
        </table:table-row>
        <table:table-row table:style-name="ro1">
          <table:table-cell table:number-columns-repeated="3"/>
          <table:table-cell table:formula="of:=[.D59]*IF(RAND()&lt;1-[.$B$4];[.$B$3];[.$B$2])" office:value-type="float" office:value="96.9858797302407" calcext:value-type="float">
            <text:p>96.9858797302407</text:p>
          </table:table-cell>
        </table:table-row>
        <table:table-row table:style-name="ro1">
          <table:table-cell table:number-columns-repeated="3"/>
          <table:table-cell table:formula="of:=[.D60]*IF(RAND()&lt;1-[.$B$4];[.$B$3];[.$B$2])" office:value-type="float" office:value="95.0461621356358" calcext:value-type="float">
            <text:p>95.0461621356358</text:p>
          </table:table-cell>
        </table:table-row>
        <table:table-row table:style-name="ro1">
          <table:table-cell table:number-columns-repeated="3"/>
          <table:table-cell table:formula="of:=[.D61]*IF(RAND()&lt;1-[.$B$4];[.$B$3];[.$B$2])" office:value-type="float" office:value="96.9470853783486" calcext:value-type="float">
            <text:p>96.9470853783486</text:p>
          </table:table-cell>
        </table:table-row>
        <table:table-row table:style-name="ro1">
          <table:table-cell table:number-columns-repeated="3"/>
          <table:table-cell table:formula="of:=[.D62]*IF(RAND()&lt;1-[.$B$4];[.$B$3];[.$B$2])" office:value-type="float" office:value="98.8860270859155" calcext:value-type="float">
            <text:p>98.8860270859155</text:p>
          </table:table-cell>
        </table:table-row>
        <table:table-row table:style-name="ro1">
          <table:table-cell table:number-columns-repeated="3"/>
          <table:table-cell table:formula="of:=[.D63]*IF(RAND()&lt;1-[.$B$4];[.$B$3];[.$B$2])" office:value-type="float" office:value="96.9083065441972" calcext:value-type="float">
            <text:p>96.9083065441972</text:p>
          </table:table-cell>
        </table:table-row>
        <table:table-row table:style-name="ro1">
          <table:table-cell table:number-columns-repeated="3"/>
          <table:table-cell table:formula="of:=[.D64]*IF(RAND()&lt;1-[.$B$4];[.$B$3];[.$B$2])" office:value-type="float" office:value="94.9701404133133" calcext:value-type="float">
            <text:p>94.9701404133133</text:p>
          </table:table-cell>
        </table:table-row>
        <table:table-row table:style-name="ro1">
          <table:table-cell table:number-columns-repeated="3"/>
          <table:table-cell table:formula="of:=[.D65]*IF(RAND()&lt;1-[.$B$4];[.$B$3];[.$B$2])" office:value-type="float" office:value="96.8695432215796" calcext:value-type="float">
            <text:p>96.8695432215796</text:p>
          </table:table-cell>
        </table:table-row>
        <table:table-row table:style-name="ro1">
          <table:table-cell table:number-columns-repeated="3"/>
          <table:table-cell table:formula="of:=[.D66]*IF(RAND()&lt;1-[.$B$4];[.$B$3];[.$B$2])" office:value-type="float" office:value="94.932152357148" calcext:value-type="float">
            <text:p>94.932152357148</text:p>
          </table:table-cell>
        </table:table-row>
        <table:table-row table:style-name="ro1">
          <table:table-cell table:number-columns-repeated="3"/>
          <table:table-cell table:formula="of:=[.D67]*IF(RAND()&lt;1-[.$B$4];[.$B$3];[.$B$2])" office:value-type="float" office:value="93.033509310005" calcext:value-type="float">
            <text:p>93.033509310005</text:p>
          </table:table-cell>
        </table:table-row>
        <table:table-row table:style-name="ro1">
          <table:table-cell table:number-columns-repeated="3"/>
          <table:table-cell table:formula="of:=[.D68]*IF(RAND()&lt;1-[.$B$4];[.$B$3];[.$B$2])" office:value-type="float" office:value="94.8941794962051" calcext:value-type="float">
            <text:p>94.8941794962051</text:p>
          </table:table-cell>
        </table:table-row>
        <table:table-row table:style-name="ro1">
          <table:table-cell table:number-columns-repeated="3"/>
          <table:table-cell table:formula="of:=[.D69]*IF(RAND()&lt;1-[.$B$4];[.$B$3];[.$B$2])" office:value-type="float" office:value="92.996295906281" calcext:value-type="float">
            <text:p>92.996295906281</text:p>
          </table:table-cell>
        </table:table-row>
        <table:table-row table:style-name="ro1">
          <table:table-cell table:number-columns-repeated="3"/>
          <table:table-cell table:formula="of:=[.D70]*IF(RAND()&lt;1-[.$B$4];[.$B$3];[.$B$2])" office:value-type="float" office:value="94.8562218244066" calcext:value-type="float">
            <text:p>94.8562218244066</text:p>
          </table:table-cell>
        </table:table-row>
        <table:table-row table:style-name="ro1">
          <table:table-cell table:number-columns-repeated="3"/>
          <table:table-cell table:formula="of:=[.D71]*IF(RAND()&lt;1-[.$B$4];[.$B$3];[.$B$2])" office:value-type="float" office:value="92.9590973879185" calcext:value-type="float">
            <text:p>92.9590973879185</text:p>
          </table:table-cell>
        </table:table-row>
        <table:table-row table:style-name="ro1">
          <table:table-cell table:number-columns-repeated="3"/>
          <table:table-cell table:formula="of:=[.D72]*IF(RAND()&lt;1-[.$B$4];[.$B$3];[.$B$2])" office:value-type="float" office:value="94.8182793356769" calcext:value-type="float">
            <text:p>94.8182793356769</text:p>
          </table:table-cell>
        </table:table-row>
        <table:table-row table:style-name="ro1">
          <table:table-cell table:number-columns-repeated="3"/>
          <table:table-cell table:formula="of:=[.D73]*IF(RAND()&lt;1-[.$B$4];[.$B$3];[.$B$2])" office:value-type="float" office:value="96.7146449223904" calcext:value-type="float">
            <text:p>96.7146449223904</text:p>
          </table:table-cell>
        </table:table-row>
        <table:table-row table:style-name="ro1">
          <table:table-cell table:number-columns-repeated="3"/>
          <table:table-cell table:formula="of:=[.D74]*IF(RAND()&lt;1-[.$B$4];[.$B$3];[.$B$2])" office:value-type="float" office:value="98.6489378208382" calcext:value-type="float">
            <text:p>98.6489378208382</text:p>
          </table:table-cell>
        </table:table-row>
        <table:table-row table:style-name="ro1">
          <table:table-cell table:number-columns-repeated="3"/>
          <table:table-cell table:formula="of:=[.D75]*IF(RAND()&lt;1-[.$B$4];[.$B$3];[.$B$2])" office:value-type="float" office:value="100.621916577255" calcext:value-type="float">
            <text:p>100.621916577255</text:p>
          </table:table-cell>
        </table:table-row>
        <table:table-row table:style-name="ro1">
          <table:table-cell table:number-columns-repeated="3"/>
          <table:table-cell table:formula="of:=[.D76]*IF(RAND()&lt;1-[.$B$4];[.$B$3];[.$B$2])" office:value-type="float" office:value="98.6094782457099" calcext:value-type="float">
            <text:p>98.6094782457099</text:p>
          </table:table-cell>
        </table:table-row>
        <table:table-row table:style-name="ro1">
          <table:table-cell table:number-columns-repeated="3"/>
          <table:table-cell table:formula="of:=[.D77]*IF(RAND()&lt;1-[.$B$4];[.$B$3];[.$B$2])" office:value-type="float" office:value="100.581667810624" calcext:value-type="float">
            <text:p>100.581667810624</text:p>
          </table:table-cell>
        </table:table-row>
        <table:table-row table:style-name="ro1">
          <table:table-cell table:number-columns-repeated="3"/>
          <table:table-cell table:formula="of:=[.D78]*IF(RAND()&lt;1-[.$B$4];[.$B$3];[.$B$2])" office:value-type="float" office:value="98.5700344544116" calcext:value-type="float">
            <text:p>98.5700344544116</text:p>
          </table:table-cell>
        </table:table-row>
        <table:table-row table:style-name="ro1">
          <table:table-cell table:number-columns-repeated="3"/>
          <table:table-cell table:formula="of:=[.D79]*IF(RAND()&lt;1-[.$B$4];[.$B$3];[.$B$2])" office:value-type="float" office:value="100.5414351435" calcext:value-type="float">
            <text:p>100.5414351435</text:p>
          </table:table-cell>
        </table:table-row>
        <table:table-row table:style-name="ro1">
          <table:table-cell table:number-columns-repeated="3"/>
          <table:table-cell table:formula="of:=[.D80]*IF(RAND()&lt;1-[.$B$4];[.$B$3];[.$B$2])" office:value-type="float" office:value="102.55226384637" calcext:value-type="float">
            <text:p>102.55226384637</text:p>
          </table:table-cell>
        </table:table-row>
        <table:table-row table:style-name="ro1">
          <table:table-cell table:number-columns-repeated="3"/>
          <table:table-cell table:formula="of:=[.D81]*IF(RAND()&lt;1-[.$B$4];[.$B$3];[.$B$2])" office:value-type="float" office:value="100.501218569442" calcext:value-type="float">
            <text:p>100.501218569442</text:p>
          </table:table-cell>
        </table:table-row>
        <table:table-row table:style-name="ro1">
          <table:table-cell table:number-columns-repeated="3"/>
          <table:table-cell table:formula="of:=[.D82]*IF(RAND()&lt;1-[.$B$4];[.$B$3];[.$B$2])" office:value-type="float" office:value="102.511242940831" calcext:value-type="float">
            <text:p>102.511242940831</text:p>
          </table:table-cell>
        </table:table-row>
        <table:table-row table:style-name="ro1">
          <table:table-cell table:number-columns-repeated="3"/>
          <table:table-cell table:formula="of:=[.D83]*IF(RAND()&lt;1-[.$B$4];[.$B$3];[.$B$2])" office:value-type="float" office:value="100.461018082015" calcext:value-type="float">
            <text:p>100.461018082015</text:p>
          </table:table-cell>
        </table:table-row>
        <table:table-row table:style-name="ro1">
          <table:table-cell table:number-columns-repeated="3"/>
          <table:table-cell table:formula="of:=[.D84]*IF(RAND()&lt;1-[.$B$4];[.$B$3];[.$B$2])" office:value-type="float" office:value="102.470238443655" calcext:value-type="float">
            <text:p>102.470238443655</text:p>
          </table:table-cell>
        </table:table-row>
        <table:table-row table:style-name="ro1">
          <table:table-cell table:number-columns-repeated="3"/>
          <table:table-cell table:formula="of:=[.D85]*IF(RAND()&lt;1-[.$B$4];[.$B$3];[.$B$2])" office:value-type="float" office:value="104.519643212528" calcext:value-type="float">
            <text:p>104.519643212528</text:p>
          </table:table-cell>
        </table:table-row>
        <table:table-row table:style-name="ro1">
          <table:table-cell table:number-columns-repeated="3"/>
          <table:table-cell table:formula="of:=[.D86]*IF(RAND()&lt;1-[.$B$4];[.$B$3];[.$B$2])" office:value-type="float" office:value="106.610036076779" calcext:value-type="float">
            <text:p>106.610036076779</text:p>
          </table:table-cell>
        </table:table-row>
        <table:table-row table:style-name="ro1">
          <table:table-cell table:number-columns-repeated="3"/>
          <table:table-cell table:formula="of:=[.D87]*IF(RAND()&lt;1-[.$B$4];[.$B$3];[.$B$2])" office:value-type="float" office:value="108.742236798314" calcext:value-type="float">
            <text:p>108.742236798314</text:p>
          </table:table-cell>
        </table:table-row>
        <table:table-row table:style-name="ro1">
          <table:table-cell table:number-columns-repeated="3"/>
          <table:table-cell table:formula="of:=[.D88]*IF(RAND()&lt;1-[.$B$4];[.$B$3];[.$B$2])" office:value-type="float" office:value="110.91708153428" calcext:value-type="float">
            <text:p>110.91708153428</text:p>
          </table:table-cell>
        </table:table-row>
        <table:table-row table:style-name="ro1">
          <table:table-cell table:number-columns-repeated="3"/>
          <table:table-cell table:formula="of:=[.D89]*IF(RAND()&lt;1-[.$B$4];[.$B$3];[.$B$2])" office:value-type="float" office:value="113.135423164966" calcext:value-type="float">
            <text:p>113.135423164966</text:p>
          </table:table-cell>
        </table:table-row>
        <table:table-row table:style-name="ro1">
          <table:table-cell table:number-columns-repeated="3"/>
          <table:table-cell table:formula="of:=[.D90]*IF(RAND()&lt;1-[.$B$4];[.$B$3];[.$B$2])" office:value-type="float" office:value="115.398131628265" calcext:value-type="float">
            <text:p>115.398131628265</text:p>
          </table:table-cell>
        </table:table-row>
        <table:table-row table:style-name="ro1">
          <table:table-cell table:number-columns-repeated="3"/>
          <table:table-cell table:formula="of:=[.D91]*IF(RAND()&lt;1-[.$B$4];[.$B$3];[.$B$2])" office:value-type="float" office:value="113.0901689957" calcext:value-type="float">
            <text:p>113.0901689957</text:p>
          </table:table-cell>
        </table:table-row>
        <table:table-row table:style-name="ro1">
          <table:table-cell table:number-columns-repeated="3"/>
          <table:table-cell table:formula="of:=[.D92]*IF(RAND()&lt;1-[.$B$4];[.$B$3];[.$B$2])" office:value-type="float" office:value="115.351972375614" calcext:value-type="float">
            <text:p>115.351972375614</text:p>
          </table:table-cell>
        </table:table-row>
        <table:table-row table:style-name="ro1">
          <table:table-cell table:number-columns-repeated="3"/>
          <table:table-cell table:formula="of:=[.D93]*IF(RAND()&lt;1-[.$B$4];[.$B$3];[.$B$2])" office:value-type="float" office:value="113.044932928102" calcext:value-type="float">
            <text:p>113.044932928102</text:p>
          </table:table-cell>
        </table:table-row>
        <table:table-row table:style-name="ro1">
          <table:table-cell table:number-columns-repeated="3"/>
          <table:table-cell table:formula="of:=[.D94]*IF(RAND()&lt;1-[.$B$4];[.$B$3];[.$B$2])" office:value-type="float" office:value="110.78403426954" calcext:value-type="float">
            <text:p>110.78403426954</text:p>
          </table:table-cell>
        </table:table-row>
        <table:table-row table:style-name="ro1">
          <table:table-cell table:number-columns-repeated="3"/>
          <table:table-cell table:formula="of:=[.D95]*IF(RAND()&lt;1-[.$B$4];[.$B$3];[.$B$2])" office:value-type="float" office:value="112.999714954931" calcext:value-type="float">
            <text:p>112.999714954931</text:p>
          </table:table-cell>
        </table:table-row>
        <table:table-row table:style-name="ro1">
          <table:table-cell table:number-columns-repeated="3"/>
          <table:table-cell table:formula="of:=[.D96]*IF(RAND()&lt;1-[.$B$4];[.$B$3];[.$B$2])" office:value-type="float" office:value="115.259709254029" calcext:value-type="float">
            <text:p>115.259709254029</text:p>
          </table:table-cell>
        </table:table-row>
        <table:table-row table:style-name="ro1">
          <table:table-cell table:number-columns-repeated="3"/>
          <table:table-cell table:formula="of:=[.D97]*IF(RAND()&lt;1-[.$B$4];[.$B$3];[.$B$2])" office:value-type="float" office:value="112.954515068949" calcext:value-type="float">
            <text:p>112.954515068949</text:p>
          </table:table-cell>
        </table:table-row>
        <table:table-row table:style-name="ro1">
          <table:table-cell table:number-columns-repeated="3"/>
          <table:table-cell table:formula="of:=[.D98]*IF(RAND()&lt;1-[.$B$4];[.$B$3];[.$B$2])" office:value-type="float" office:value="115.213605370328" calcext:value-type="float">
            <text:p>115.213605370328</text:p>
          </table:table-cell>
        </table:table-row>
        <table:table-row table:style-name="ro1">
          <table:table-cell table:number-columns-repeated="3"/>
          <table:table-cell table:formula="of:=[.D99]*IF(RAND()&lt;1-[.$B$4];[.$B$3];[.$B$2])" office:value-type="float" office:value="117.517877477734" calcext:value-type="float">
            <text:p>117.517877477734</text:p>
          </table:table-cell>
        </table:table-row>
        <table:table-row table:style-name="ro1">
          <table:table-cell table:number-columns-repeated="3"/>
          <table:table-cell table:formula="of:=[.D100]*IF(RAND()&lt;1-[.$B$4];[.$B$3];[.$B$2])" office:value-type="float" office:value="119.868235027289" calcext:value-type="float">
            <text:p>119.868235027289</text:p>
          </table:table-cell>
        </table:table-row>
        <table:table-row table:style-name="ro1">
          <table:table-cell table:number-columns-repeated="3"/>
          <table:table-cell table:formula="of:=[.D101]*IF(RAND()&lt;1-[.$B$4];[.$B$3];[.$B$2])" office:value-type="float" office:value="122.265599727835" calcext:value-type="float">
            <text:p>122.265599727835</text:p>
          </table:table-cell>
        </table:table-row>
        <table:table-row table:style-name="ro1">
          <table:table-cell table:number-columns-repeated="3"/>
          <table:table-cell table:formula="of:=[.D102]*IF(RAND()&lt;1-[.$B$4];[.$B$3];[.$B$2])" office:value-type="float" office:value="119.820287733278" calcext:value-type="float">
            <text:p>119.820287733278</text:p>
          </table:table-cell>
        </table:table-row>
        <table:table-row table:style-name="ro1">
          <table:table-cell table:number-columns-repeated="3"/>
          <table:table-cell table:formula="of:=[.D103]*IF(RAND()&lt;1-[.$B$4];[.$B$3];[.$B$2])" office:value-type="float" office:value="122.216693487943" calcext:value-type="float">
            <text:p>122.216693487943</text:p>
          </table:table-cell>
        </table:table-row>
        <table:table-row table:style-name="ro1">
          <table:table-cell table:number-columns-repeated="3"/>
          <table:table-cell table:formula="of:=[.D104]*IF(RAND()&lt;1-[.$B$4];[.$B$3];[.$B$2])" office:value-type="float" office:value="124.661027357702" calcext:value-type="float">
            <text:p>124.661027357702</text:p>
          </table:table-cell>
        </table:table-row>
        <table:table-row table:style-name="ro1">
          <table:table-cell table:number-columns-repeated="3"/>
          <table:table-cell table:formula="of:=[.D105]*IF(RAND()&lt;1-[.$B$4];[.$B$3];[.$B$2])" office:value-type="float" office:value="127.154247904856" calcext:value-type="float">
            <text:p>127.154247904856</text:p>
          </table:table-cell>
        </table:table-row>
        <table:table-row table:style-name="ro1">
          <table:table-cell table:number-columns-repeated="3"/>
          <table:table-cell table:formula="of:=[.D106]*IF(RAND()&lt;1-[.$B$4];[.$B$3];[.$B$2])" office:value-type="float" office:value="129.697332862953" calcext:value-type="float">
            <text:p>129.697332862953</text:p>
          </table:table-cell>
        </table:table-row>
        <table:table-row table:style-name="ro1">
          <table:table-cell table:number-columns-repeated="3"/>
          <table:table-cell table:formula="of:=[.D107]*IF(RAND()&lt;1-[.$B$4];[.$B$3];[.$B$2])" office:value-type="float" office:value="127.103386205694" calcext:value-type="float">
            <text:p>127.103386205694</text:p>
          </table:table-cell>
        </table:table-row>
        <table:table-row table:style-name="ro1">
          <table:table-cell table:number-columns-repeated="3"/>
          <table:table-cell table:formula="of:=[.D108]*IF(RAND()&lt;1-[.$B$4];[.$B$3];[.$B$2])" office:value-type="float" office:value="124.561318481581" calcext:value-type="float">
            <text:p>124.561318481581</text:p>
          </table:table-cell>
        </table:table-row>
        <table:table-row table:style-name="ro1">
          <table:table-cell table:number-columns-repeated="3"/>
          <table:table-cell table:formula="of:=[.D109]*IF(RAND()&lt;1-[.$B$4];[.$B$3];[.$B$2])" office:value-type="float" office:value="127.052544851212" calcext:value-type="float">
            <text:p>127.052544851212</text:p>
          </table:table-cell>
        </table:table-row>
        <table:table-row table:style-name="ro1">
          <table:table-cell table:number-columns-repeated="3"/>
          <table:table-cell table:formula="of:=[.D110]*IF(RAND()&lt;1-[.$B$4];[.$B$3];[.$B$2])" office:value-type="float" office:value="124.511493954188" calcext:value-type="float">
            <text:p>124.511493954188</text:p>
          </table:table-cell>
        </table:table-row>
        <table:table-row table:style-name="ro1">
          <table:table-cell table:number-columns-repeated="3"/>
          <table:table-cell table:formula="of:=[.D111]*IF(RAND()&lt;1-[.$B$4];[.$B$3];[.$B$2])" office:value-type="float" office:value="127.001723833272" calcext:value-type="float">
            <text:p>127.001723833272</text:p>
          </table:table-cell>
        </table:table-row>
        <table:table-row table:style-name="ro1">
          <table:table-cell table:number-columns-repeated="3"/>
          <table:table-cell table:formula="of:=[.D112]*IF(RAND()&lt;1-[.$B$4];[.$B$3];[.$B$2])" office:value-type="float" office:value="124.461689356606" calcext:value-type="float">
            <text:p>124.461689356606</text:p>
          </table:table-cell>
        </table:table-row>
        <table:table-row table:style-name="ro1">
          <table:table-cell table:number-columns-repeated="3"/>
          <table:table-cell table:formula="of:=[.D113]*IF(RAND()&lt;1-[.$B$4];[.$B$3];[.$B$2])" office:value-type="float" office:value="126.950923143738" calcext:value-type="float">
            <text:p>126.950923143738</text:p>
          </table:table-cell>
        </table:table-row>
        <table:table-row table:style-name="ro1">
          <table:table-cell table:number-columns-repeated="3"/>
          <table:table-cell table:formula="of:=[.D114]*IF(RAND()&lt;1-[.$B$4];[.$B$3];[.$B$2])" office:value-type="float" office:value="129.489941606613" calcext:value-type="float">
            <text:p>129.489941606613</text:p>
          </table:table-cell>
        </table:table-row>
        <table:table-row table:style-name="ro1">
          <table:table-cell table:number-columns-repeated="3"/>
          <table:table-cell table:formula="of:=[.D115]*IF(RAND()&lt;1-[.$B$4];[.$B$3];[.$B$2])" office:value-type="float" office:value="126.900142774481" calcext:value-type="float">
            <text:p>126.900142774481</text:p>
          </table:table-cell>
        </table:table-row>
        <table:table-row table:style-name="ro1">
          <table:table-cell table:number-columns-repeated="3"/>
          <table:table-cell table:formula="of:=[.D116]*IF(RAND()&lt;1-[.$B$4];[.$B$3];[.$B$2])" office:value-type="float" office:value="129.43814562997" calcext:value-type="float">
            <text:p>129.43814562997</text:p>
          </table:table-cell>
        </table:table-row>
        <table:table-row table:style-name="ro1">
          <table:table-cell table:number-columns-repeated="3"/>
          <table:table-cell table:formula="of:=[.D117]*IF(RAND()&lt;1-[.$B$4];[.$B$3];[.$B$2])" office:value-type="float" office:value="132.02690854257" calcext:value-type="float">
            <text:p>132.02690854257</text:p>
          </table:table-cell>
        </table:table-row>
        <table:table-row table:style-name="ro1">
          <table:table-cell table:number-columns-repeated="3"/>
          <table:table-cell table:formula="of:=[.D118]*IF(RAND()&lt;1-[.$B$4];[.$B$3];[.$B$2])" office:value-type="float" office:value="134.667446713421" calcext:value-type="float">
            <text:p>134.667446713421</text:p>
          </table:table-cell>
        </table:table-row>
        <table:table-row table:style-name="ro1">
          <table:table-cell table:number-columns-repeated="3"/>
          <table:table-cell table:formula="of:=[.D119]*IF(RAND()&lt;1-[.$B$4];[.$B$3];[.$B$2])" office:value-type="float" office:value="131.974097779153" calcext:value-type="float">
            <text:p>131.974097779153</text:p>
          </table:table-cell>
        </table:table-row>
        <table:table-row table:style-name="ro1">
          <table:table-cell table:number-columns-repeated="3"/>
          <table:table-cell table:formula="of:=[.D120]*IF(RAND()&lt;1-[.$B$4];[.$B$3];[.$B$2])" office:value-type="float" office:value="129.33461582357" calcext:value-type="float">
            <text:p>129.33461582357</text:p>
          </table:table-cell>
        </table:table-row>
        <table:table-row table:style-name="ro1">
          <table:table-cell table:number-columns-repeated="3"/>
          <table:table-cell table:formula="of:=[.D121]*IF(RAND()&lt;1-[.$B$4];[.$B$3];[.$B$2])" office:value-type="float" office:value="126.747923507098" calcext:value-type="float">
            <text:p>126.747923507098</text:p>
          </table:table-cell>
        </table:table-row>
        <table:table-row table:style-name="ro1">
          <table:table-cell table:number-columns-repeated="3"/>
          <table:table-cell table:formula="of:=[.D122]*IF(RAND()&lt;1-[.$B$4];[.$B$3];[.$B$2])" office:value-type="float" office:value="129.28288197724" calcext:value-type="float">
            <text:p>129.28288197724</text:p>
          </table:table-cell>
        </table:table-row>
        <table:table-row table:style-name="ro1">
          <table:table-cell table:number-columns-repeated="3"/>
          <table:table-cell table:formula="of:=[.D123]*IF(RAND()&lt;1-[.$B$4];[.$B$3];[.$B$2])" office:value-type="float" office:value="126.697224337696" calcext:value-type="float">
            <text:p>126.697224337696</text:p>
          </table:table-cell>
        </table:table-row>
        <table:table-row table:style-name="ro1">
          <table:table-cell table:number-columns-repeated="3"/>
          <table:table-cell table:formula="of:=[.D124]*IF(RAND()&lt;1-[.$B$4];[.$B$3];[.$B$2])" office:value-type="float" office:value="129.23116882445" calcext:value-type="float">
            <text:p>129.23116882445</text:p>
          </table:table-cell>
        </table:table-row>
        <table:table-row table:style-name="ro1">
          <table:table-cell table:number-columns-repeated="3"/>
          <table:table-cell table:formula="of:=[.D125]*IF(RAND()&lt;1-[.$B$4];[.$B$3];[.$B$2])" office:value-type="float" office:value="126.646545447961" calcext:value-type="float">
            <text:p>126.646545447961</text:p>
          </table:table-cell>
        </table:table-row>
        <table:table-row table:style-name="ro1">
          <table:table-cell table:number-columns-repeated="3"/>
          <table:table-cell table:formula="of:=[.D126]*IF(RAND()&lt;1-[.$B$4];[.$B$3];[.$B$2])" office:value-type="float" office:value="129.17947635692" calcext:value-type="float">
            <text:p>129.17947635692</text:p>
          </table:table-cell>
        </table:table-row>
        <table:table-row table:style-name="ro1">
          <table:table-cell table:number-columns-repeated="3"/>
          <table:table-cell table:formula="of:=[.D127]*IF(RAND()&lt;1-[.$B$4];[.$B$3];[.$B$2])" office:value-type="float" office:value="131.763065884058" calcext:value-type="float">
            <text:p>131.763065884058</text:p>
          </table:table-cell>
        </table:table-row>
        <table:table-row table:style-name="ro1">
          <table:table-cell table:number-columns-repeated="3"/>
          <table:table-cell table:formula="of:=[.D128]*IF(RAND()&lt;1-[.$B$4];[.$B$3];[.$B$2])" office:value-type="float" office:value="129.127804566377" calcext:value-type="float">
            <text:p>129.127804566377</text:p>
          </table:table-cell>
        </table:table-row>
        <table:table-row table:style-name="ro1">
          <table:table-cell table:number-columns-repeated="3"/>
          <table:table-cell table:formula="of:=[.D129]*IF(RAND()&lt;1-[.$B$4];[.$B$3];[.$B$2])" office:value-type="float" office:value="126.545248475049" calcext:value-type="float">
            <text:p>126.545248475049</text:p>
          </table:table-cell>
        </table:table-row>
        <table:table-row table:style-name="ro1">
          <table:table-cell table:number-columns-repeated="3"/>
          <table:table-cell table:formula="of:=[.D130]*IF(RAND()&lt;1-[.$B$4];[.$B$3];[.$B$2])" office:value-type="float" office:value="124.014343505548" calcext:value-type="float">
            <text:p>124.014343505548</text:p>
          </table:table-cell>
        </table:table-row>
        <table:table-row table:style-name="ro1">
          <table:table-cell table:number-columns-repeated="3"/>
          <table:table-cell table:formula="of:=[.D131]*IF(RAND()&lt;1-[.$B$4];[.$B$3];[.$B$2])" office:value-type="float" office:value="126.494630375659" calcext:value-type="float">
            <text:p>126.494630375659</text:p>
          </table:table-cell>
        </table:table-row>
        <table:table-row table:style-name="ro1">
          <table:table-cell table:number-columns-repeated="3"/>
          <table:table-cell table:formula="of:=[.D132]*IF(RAND()&lt;1-[.$B$4];[.$B$3];[.$B$2])" office:value-type="float" office:value="123.964737768146" calcext:value-type="float">
            <text:p>123.964737768146</text:p>
          </table:table-cell>
        </table:table-row>
        <table:table-row table:style-name="ro1">
          <table:table-cell table:number-columns-repeated="3"/>
          <table:table-cell table:formula="of:=[.D133]*IF(RAND()&lt;1-[.$B$4];[.$B$3];[.$B$2])" office:value-type="float" office:value="126.444032523509" calcext:value-type="float">
            <text:p>126.444032523509</text:p>
          </table:table-cell>
        </table:table-row>
        <table:table-row table:style-name="ro1">
          <table:table-cell table:number-columns-repeated="3"/>
          <table:table-cell table:formula="of:=[.D134]*IF(RAND()&lt;1-[.$B$4];[.$B$3];[.$B$2])" office:value-type="float" office:value="128.972913173979" calcext:value-type="float">
            <text:p>128.972913173979</text:p>
          </table:table-cell>
        </table:table-row>
        <table:table-row table:style-name="ro1">
          <table:table-cell table:number-columns-repeated="3"/>
          <table:table-cell table:formula="of:=[.D135]*IF(RAND()&lt;1-[.$B$4];[.$B$3];[.$B$2])" office:value-type="float" office:value="126.3934549105" calcext:value-type="float">
            <text:p>126.3934549105</text:p>
          </table:table-cell>
        </table:table-row>
        <table:table-row table:style-name="ro1">
          <table:table-cell table:number-columns-repeated="3"/>
          <table:table-cell table:formula="of:=[.D136]*IF(RAND()&lt;1-[.$B$4];[.$B$3];[.$B$2])" office:value-type="float" office:value="128.92132400871" calcext:value-type="float">
            <text:p>128.92132400871</text:p>
          </table:table-cell>
        </table:table-row>
        <table:table-row table:style-name="ro1">
          <table:table-cell table:number-columns-repeated="3"/>
          <table:table-cell table:formula="of:=[.D137]*IF(RAND()&lt;1-[.$B$4];[.$B$3];[.$B$2])" office:value-type="float" office:value="126.342897528536" calcext:value-type="float">
            <text:p>126.342897528536</text:p>
          </table:table-cell>
        </table:table-row>
        <table:table-row table:style-name="ro1">
          <table:table-cell table:number-columns-repeated="3"/>
          <table:table-cell table:formula="of:=[.D138]*IF(RAND()&lt;1-[.$B$4];[.$B$3];[.$B$2])" office:value-type="float" office:value="128.869755479106" calcext:value-type="float">
            <text:p>128.869755479106</text:p>
          </table:table-cell>
        </table:table-row>
        <table:table-row table:style-name="ro1">
          <table:table-cell table:number-columns-repeated="3"/>
          <table:table-cell table:formula="of:=[.D139]*IF(RAND()&lt;1-[.$B$4];[.$B$3];[.$B$2])" office:value-type="float" office:value="126.292360369524" calcext:value-type="float">
            <text:p>126.292360369524</text:p>
          </table:table-cell>
        </table:table-row>
        <table:table-row table:style-name="ro1">
          <table:table-cell table:number-columns-repeated="3"/>
          <table:table-cell table:formula="of:=[.D140]*IF(RAND()&lt;1-[.$B$4];[.$B$3];[.$B$2])" office:value-type="float" office:value="123.766513162134" calcext:value-type="float">
            <text:p>123.766513162134</text:p>
          </table:table-cell>
        </table:table-row>
        <table:table-row table:style-name="ro1">
          <table:table-cell table:number-columns-repeated="3"/>
          <table:table-cell table:formula="of:=[.D141]*IF(RAND()&lt;1-[.$B$4];[.$B$3];[.$B$2])" office:value-type="float" office:value="121.291182898891" calcext:value-type="float">
            <text:p>121.291182898891</text:p>
          </table:table-cell>
        </table:table-row>
        <table:table-row table:style-name="ro1">
          <table:table-cell table:number-columns-repeated="3"/>
          <table:table-cell table:formula="of:=[.D142]*IF(RAND()&lt;1-[.$B$4];[.$B$3];[.$B$2])" office:value-type="float" office:value="123.717006556869" calcext:value-type="float">
            <text:p>123.717006556869</text:p>
          </table:table-cell>
        </table:table-row>
        <table:table-row table:style-name="ro1">
          <table:table-cell table:number-columns-repeated="3"/>
          <table:table-cell table:formula="of:=[.D143]*IF(RAND()&lt;1-[.$B$4];[.$B$3];[.$B$2])" office:value-type="float" office:value="121.242666425731" calcext:value-type="float">
            <text:p>121.242666425731</text:p>
          </table:table-cell>
        </table:table-row>
        <table:table-row table:style-name="ro1">
          <table:table-cell table:number-columns-repeated="3"/>
          <table:table-cell table:formula="of:=[.D144]*IF(RAND()&lt;1-[.$B$4];[.$B$3];[.$B$2])" office:value-type="float" office:value="118.817813097217" calcext:value-type="float">
            <text:p>118.817813097217</text:p>
          </table:table-cell>
        </table:table-row>
        <table:table-row table:style-name="ro1">
          <table:table-cell table:number-columns-repeated="3"/>
          <table:table-cell table:formula="of:=[.D145]*IF(RAND()&lt;1-[.$B$4];[.$B$3];[.$B$2])" office:value-type="float" office:value="116.441456835272" calcext:value-type="float">
            <text:p>116.441456835272</text:p>
          </table:table-cell>
        </table:table-row>
        <table:table-row table:style-name="ro1">
          <table:table-cell table:number-columns-repeated="3"/>
          <table:table-cell table:formula="of:=[.D146]*IF(RAND()&lt;1-[.$B$4];[.$B$3];[.$B$2])" office:value-type="float" office:value="118.770285971978" calcext:value-type="float">
            <text:p>118.770285971978</text:p>
          </table:table-cell>
        </table:table-row>
        <table:table-row table:style-name="ro1">
          <table:table-cell table:number-columns-repeated="3"/>
          <table:table-cell table:formula="of:=[.D147]*IF(RAND()&lt;1-[.$B$4];[.$B$3];[.$B$2])" office:value-type="float" office:value="116.394880252538" calcext:value-type="float">
            <text:p>116.394880252538</text:p>
          </table:table-cell>
        </table:table-row>
        <table:table-row table:style-name="ro1">
          <table:table-cell table:number-columns-repeated="3"/>
          <table:table-cell table:formula="of:=[.D148]*IF(RAND()&lt;1-[.$B$4];[.$B$3];[.$B$2])" office:value-type="float" office:value="114.066982647488" calcext:value-type="float">
            <text:p>114.066982647488</text:p>
          </table:table-cell>
        </table:table-row>
        <table:table-row table:style-name="ro1">
          <table:table-cell table:number-columns-repeated="3"/>
          <table:table-cell table:formula="of:=[.D149]*IF(RAND()&lt;1-[.$B$4];[.$B$3];[.$B$2])" office:value-type="float" office:value="111.785642994538" calcext:value-type="float">
            <text:p>111.785642994538</text:p>
          </table:table-cell>
        </table:table-row>
        <table:table-row table:style-name="ro1">
          <table:table-cell table:number-columns-repeated="3"/>
          <table:table-cell table:formula="of:=[.D150]*IF(RAND()&lt;1-[.$B$4];[.$B$3];[.$B$2])" office:value-type="float" office:value="114.021355854429" calcext:value-type="float">
            <text:p>114.021355854429</text:p>
          </table:table-cell>
        </table:table-row>
        <table:table-row table:style-name="ro1">
          <table:table-cell table:number-columns-repeated="3"/>
          <table:table-cell table:formula="of:=[.D151]*IF(RAND()&lt;1-[.$B$4];[.$B$3];[.$B$2])" office:value-type="float" office:value="111.74092873734" calcext:value-type="float">
            <text:p>111.74092873734</text:p>
          </table:table-cell>
        </table:table-row>
        <table:table-row table:style-name="ro1">
          <table:table-cell table:number-columns-repeated="3"/>
          <table:table-cell table:formula="of:=[.D152]*IF(RAND()&lt;1-[.$B$4];[.$B$3];[.$B$2])" office:value-type="float" office:value="109.506110162593" calcext:value-type="float">
            <text:p>109.506110162593</text:p>
          </table:table-cell>
        </table:table-row>
        <table:table-row table:style-name="ro1">
          <table:table-cell table:number-columns-repeated="3"/>
          <table:table-cell table:formula="of:=[.D153]*IF(RAND()&lt;1-[.$B$4];[.$B$3];[.$B$2])" office:value-type="float" office:value="111.696232365845" calcext:value-type="float">
            <text:p>111.696232365845</text:p>
          </table:table-cell>
        </table:table-row>
        <table:table-row table:style-name="ro1">
          <table:table-cell table:number-columns-repeated="3"/>
          <table:table-cell table:formula="of:=[.D154]*IF(RAND()&lt;1-[.$B$4];[.$B$3];[.$B$2])" office:value-type="float" office:value="113.930157013162" calcext:value-type="float">
            <text:p>113.930157013162</text:p>
          </table:table-cell>
        </table:table-row>
        <table:table-row table:style-name="ro1">
          <table:table-cell table:number-columns-repeated="3"/>
          <table:table-cell table:formula="of:=[.D155]*IF(RAND()&lt;1-[.$B$4];[.$B$3];[.$B$2])" office:value-type="float" office:value="111.651553872899" calcext:value-type="float">
            <text:p>111.651553872899</text:p>
          </table:table-cell>
        </table:table-row>
        <table:table-row table:style-name="ro1">
          <table:table-cell table:number-columns-repeated="3"/>
          <table:table-cell table:formula="of:=[.D156]*IF(RAND()&lt;1-[.$B$4];[.$B$3];[.$B$2])" office:value-type="float" office:value="113.884584950357" calcext:value-type="float">
            <text:p>113.884584950357</text:p>
          </table:table-cell>
        </table:table-row>
        <table:table-row table:style-name="ro1">
          <table:table-cell table:number-columns-repeated="3"/>
          <table:table-cell table:formula="of:=[.D157]*IF(RAND()&lt;1-[.$B$4];[.$B$3];[.$B$2])" office:value-type="float" office:value="111.60689325135" calcext:value-type="float">
            <text:p>111.60689325135</text:p>
          </table:table-cell>
        </table:table-row>
        <table:table-row table:style-name="ro1">
          <table:table-cell table:number-columns-repeated="3"/>
          <table:table-cell table:formula="of:=[.D158]*IF(RAND()&lt;1-[.$B$4];[.$B$3];[.$B$2])" office:value-type="float" office:value="113.839031116377" calcext:value-type="float">
            <text:p>113.839031116377</text:p>
          </table:table-cell>
        </table:table-row>
        <table:table-row table:style-name="ro1">
          <table:table-cell table:number-columns-repeated="3"/>
          <table:table-cell table:formula="of:=[.D159]*IF(RAND()&lt;1-[.$B$4];[.$B$3];[.$B$2])" office:value-type="float" office:value="116.115811738704" calcext:value-type="float">
            <text:p>116.115811738704</text:p>
          </table:table-cell>
        </table:table-row>
        <table:table-row table:style-name="ro1">
          <table:table-cell table:number-columns-repeated="3"/>
          <table:table-cell table:formula="of:=[.D160]*IF(RAND()&lt;1-[.$B$4];[.$B$3];[.$B$2])" office:value-type="float" office:value="118.438127973478" calcext:value-type="float">
            <text:p>118.438127973478</text:p>
          </table:table-cell>
        </table:table-row>
        <table:table-row table:style-name="ro1">
          <table:table-cell table:number-columns-repeated="3"/>
          <table:table-cell table:formula="of:=[.D161]*IF(RAND()&lt;1-[.$B$4];[.$B$3];[.$B$2])" office:value-type="float" office:value="120.806890532948" calcext:value-type="float">
            <text:p>120.806890532948</text:p>
          </table:table-cell>
        </table:table-row>
        <table:table-row table:style-name="ro1">
          <table:table-cell table:number-columns-repeated="3"/>
          <table:table-cell table:formula="of:=[.D162]*IF(RAND()&lt;1-[.$B$4];[.$B$3];[.$B$2])" office:value-type="float" office:value="118.390752722289" calcext:value-type="float">
            <text:p>118.390752722289</text:p>
          </table:table-cell>
        </table:table-row>
        <table:table-row table:style-name="ro1">
          <table:table-cell table:number-columns-repeated="3"/>
          <table:table-cell table:formula="of:=[.D163]*IF(RAND()&lt;1-[.$B$4];[.$B$3];[.$B$2])" office:value-type="float" office:value="120.758567776734" calcext:value-type="float">
            <text:p>120.758567776734</text:p>
          </table:table-cell>
        </table:table-row>
        <table:table-row table:style-name="ro1">
          <table:table-cell table:number-columns-repeated="3"/>
          <table:table-cell table:formula="of:=[.D164]*IF(RAND()&lt;1-[.$B$4];[.$B$3];[.$B$2])" office:value-type="float" office:value="123.173739132269" calcext:value-type="float">
            <text:p>123.173739132269</text:p>
          </table:table-cell>
        </table:table-row>
        <table:table-row table:style-name="ro1">
          <table:table-cell table:number-columns-repeated="3"/>
          <table:table-cell table:formula="of:=[.D165]*IF(RAND()&lt;1-[.$B$4];[.$B$3];[.$B$2])" office:value-type="float" office:value="120.710264349624" calcext:value-type="float">
            <text:p>120.710264349624</text:p>
          </table:table-cell>
        </table:table-row>
        <table:table-row table:style-name="ro1">
          <table:table-cell table:number-columns-repeated="3"/>
          <table:table-cell table:formula="of:=[.D166]*IF(RAND()&lt;1-[.$B$4];[.$B$3];[.$B$2])" office:value-type="float" office:value="123.124469636616" calcext:value-type="float">
            <text:p>123.124469636616</text:p>
          </table:table-cell>
        </table:table-row>
        <table:table-row table:style-name="ro1">
          <table:table-cell table:number-columns-repeated="3"/>
          <table:table-cell table:formula="of:=[.D167]*IF(RAND()&lt;1-[.$B$4];[.$B$3];[.$B$2])" office:value-type="float" office:value="125.586959029349" calcext:value-type="float">
            <text:p>125.586959029349</text:p>
          </table:table-cell>
        </table:table-row>
        <table:table-row table:style-name="ro1">
          <table:table-cell table:number-columns-repeated="3"/>
          <table:table-cell table:formula="of:=[.D168]*IF(RAND()&lt;1-[.$B$4];[.$B$3];[.$B$2])" office:value-type="float" office:value="123.075219848762" calcext:value-type="float">
            <text:p>123.075219848762</text:p>
          </table:table-cell>
        </table:table-row>
        <table:table-row table:style-name="ro1">
          <table:table-cell table:number-columns-repeated="3"/>
          <table:table-cell table:formula="of:=[.D169]*IF(RAND()&lt;1-[.$B$4];[.$B$3];[.$B$2])" office:value-type="float" office:value="125.536724245737" calcext:value-type="float">
            <text:p>125.536724245737</text:p>
          </table:table-cell>
        </table:table-row>
        <table:table-row table:style-name="ro1">
          <table:table-cell table:number-columns-repeated="3"/>
          <table:table-cell table:formula="of:=[.D170]*IF(RAND()&lt;1-[.$B$4];[.$B$3];[.$B$2])" office:value-type="float" office:value="123.025989760822" calcext:value-type="float">
            <text:p>123.025989760822</text:p>
          </table:table-cell>
        </table:table-row>
        <table:table-row table:style-name="ro1">
          <table:table-cell table:number-columns-repeated="3"/>
          <table:table-cell table:formula="of:=[.D171]*IF(RAND()&lt;1-[.$B$4];[.$B$3];[.$B$2])" office:value-type="float" office:value="125.486509556039" calcext:value-type="float">
            <text:p>125.486509556039</text:p>
          </table:table-cell>
        </table:table-row>
        <table:table-row table:style-name="ro1">
          <table:table-cell table:number-columns-repeated="3"/>
          <table:table-cell table:formula="of:=[.D172]*IF(RAND()&lt;1-[.$B$4];[.$B$3];[.$B$2])" office:value-type="float" office:value="127.996239747159" calcext:value-type="float">
            <text:p>127.996239747159</text:p>
          </table:table-cell>
        </table:table-row>
        <table:table-row table:style-name="ro1">
          <table:table-cell table:number-columns-repeated="3"/>
          <table:table-cell table:formula="of:=[.D173]*IF(RAND()&lt;1-[.$B$4];[.$B$3];[.$B$2])" office:value-type="float" office:value="130.556164542103" calcext:value-type="float">
            <text:p>130.556164542103</text:p>
          </table:table-cell>
        </table:table-row>
        <table:table-row table:style-name="ro1">
          <table:table-cell table:number-columns-repeated="3"/>
          <table:table-cell table:formula="of:=[.D174]*IF(RAND()&lt;1-[.$B$4];[.$B$3];[.$B$2])" office:value-type="float" office:value="133.167287832945" calcext:value-type="float">
            <text:p>133.167287832945</text:p>
          </table:table-cell>
        </table:table-row>
        <table:table-row table:style-name="ro1">
          <table:table-cell table:number-columns-repeated="3"/>
          <table:table-cell table:formula="of:=[.D175]*IF(RAND()&lt;1-[.$B$4];[.$B$3];[.$B$2])" office:value-type="float" office:value="135.830633589603" calcext:value-type="float">
            <text:p>135.830633589603</text:p>
          </table:table-cell>
        </table:table-row>
        <table:table-row table:style-name="ro1">
          <table:table-cell table:number-columns-repeated="3"/>
          <table:table-cell table:formula="of:=[.D176]*IF(RAND()&lt;1-[.$B$4];[.$B$3];[.$B$2])" office:value-type="float" office:value="138.547246261396" calcext:value-type="float">
            <text:p>138.547246261396</text:p>
          </table:table-cell>
        </table:table-row>
        <table:table-row table:style-name="ro1">
          <table:table-cell table:number-columns-repeated="3"/>
          <table:table-cell table:formula="of:=[.D177]*IF(RAND()&lt;1-[.$B$4];[.$B$3];[.$B$2])" office:value-type="float" office:value="141.318191186623" calcext:value-type="float">
            <text:p>141.318191186623</text:p>
          </table:table-cell>
        </table:table-row>
        <table:table-row table:style-name="ro1">
          <table:table-cell table:number-columns-repeated="3"/>
          <table:table-cell table:formula="of:=[.D178]*IF(RAND()&lt;1-[.$B$4];[.$B$3];[.$B$2])" office:value-type="float" office:value="144.144555010356" calcext:value-type="float">
            <text:p>144.144555010356</text:p>
          </table:table-cell>
        </table:table-row>
        <table:table-row table:style-name="ro1">
          <table:table-cell table:number-columns-repeated="3"/>
          <table:table-cell table:formula="of:=[.D179]*IF(RAND()&lt;1-[.$B$4];[.$B$3];[.$B$2])" office:value-type="float" office:value="141.261663910149" calcext:value-type="float">
            <text:p>141.261663910149</text:p>
          </table:table-cell>
        </table:table-row>
        <table:table-row table:style-name="ro1">
          <table:table-cell table:number-columns-repeated="3"/>
          <table:table-cell table:formula="of:=[.D180]*IF(RAND()&lt;1-[.$B$4];[.$B$3];[.$B$2])" office:value-type="float" office:value="138.436430631946" calcext:value-type="float">
            <text:p>138.436430631946</text:p>
          </table:table-cell>
        </table:table-row>
        <table:table-row table:style-name="ro1">
          <table:table-cell table:number-columns-repeated="3"/>
          <table:table-cell table:formula="of:=[.D181]*IF(RAND()&lt;1-[.$B$4];[.$B$3];[.$B$2])" office:value-type="float" office:value="135.667702019307" calcext:value-type="float">
            <text:p>135.667702019307</text:p>
          </table:table-cell>
        </table:table-row>
        <table:table-row table:style-name="ro1">
          <table:table-cell table:number-columns-repeated="3"/>
          <table:table-cell table:formula="of:=[.D182]*IF(RAND()&lt;1-[.$B$4];[.$B$3];[.$B$2])" office:value-type="float" office:value="138.381056059693" calcext:value-type="float">
            <text:p>138.381056059693</text:p>
          </table:table-cell>
        </table:table-row>
        <table:table-row table:style-name="ro1">
          <table:table-cell table:number-columns-repeated="3"/>
          <table:table-cell table:formula="of:=[.D183]*IF(RAND()&lt;1-[.$B$4];[.$B$3];[.$B$2])" office:value-type="float" office:value="141.148677180887" calcext:value-type="float">
            <text:p>141.148677180887</text:p>
          </table:table-cell>
        </table:table-row>
        <table:table-row table:style-name="ro1">
          <table:table-cell table:number-columns-repeated="3"/>
          <table:table-cell table:formula="of:=[.D184]*IF(RAND()&lt;1-[.$B$4];[.$B$3];[.$B$2])" office:value-type="float" office:value="138.325703637269" calcext:value-type="float">
            <text:p>138.325703637269</text:p>
          </table:table-cell>
        </table:table-row>
        <table:table-row table:style-name="ro1">
          <table:table-cell table:number-columns-repeated="3"/>
          <table:table-cell table:formula="of:=[.D185]*IF(RAND()&lt;1-[.$B$4];[.$B$3];[.$B$2])" office:value-type="float" office:value="141.092217710015" calcext:value-type="float">
            <text:p>141.092217710015</text:p>
          </table:table-cell>
        </table:table-row>
        <table:table-row table:style-name="ro1">
          <table:table-cell table:number-columns-repeated="3"/>
          <table:table-cell table:formula="of:=[.D186]*IF(RAND()&lt;1-[.$B$4];[.$B$3];[.$B$2])" office:value-type="float" office:value="143.914062064215" calcext:value-type="float">
            <text:p>143.914062064215</text:p>
          </table:table-cell>
        </table:table-row>
        <table:table-row table:style-name="ro1">
          <table:table-cell table:number-columns-repeated="3"/>
          <table:table-cell table:formula="of:=[.D187]*IF(RAND()&lt;1-[.$B$4];[.$B$3];[.$B$2])" office:value-type="float" office:value="146.792343305499" calcext:value-type="float">
            <text:p>146.792343305499</text:p>
          </table:table-cell>
        </table:table-row>
        <table:table-row table:style-name="ro1">
          <table:table-cell table:number-columns-repeated="3"/>
          <table:table-cell table:formula="of:=[.D188]*IF(RAND()&lt;1-[.$B$4];[.$B$3];[.$B$2])" office:value-type="float" office:value="143.856496439389" calcext:value-type="float">
            <text:p>143.856496439389</text:p>
          </table:table-cell>
        </table:table-row>
        <table:table-row table:style-name="ro1">
          <table:table-cell table:number-columns-repeated="3"/>
          <table:table-cell table:formula="of:=[.D189]*IF(RAND()&lt;1-[.$B$4];[.$B$3];[.$B$2])" office:value-type="float" office:value="140.979366510601" calcext:value-type="float">
            <text:p>140.979366510601</text:p>
          </table:table-cell>
        </table:table-row>
        <table:table-row table:style-name="ro1">
          <table:table-cell table:number-columns-repeated="3"/>
          <table:table-cell table:formula="of:=[.D190]*IF(RAND()&lt;1-[.$B$4];[.$B$3];[.$B$2])" office:value-type="float" office:value="138.159779180389" calcext:value-type="float">
            <text:p>138.159779180389</text:p>
          </table:table-cell>
        </table:table-row>
        <table:table-row table:style-name="ro1">
          <table:table-cell table:number-columns-repeated="3"/>
          <table:table-cell table:formula="of:=[.D191]*IF(RAND()&lt;1-[.$B$4];[.$B$3];[.$B$2])" office:value-type="float" office:value="140.922974763997" calcext:value-type="float">
            <text:p>140.922974763997</text:p>
          </table:table-cell>
        </table:table-row>
        <table:table-row table:style-name="ro1">
          <table:table-cell table:number-columns-repeated="3"/>
          <table:table-cell table:formula="of:=[.D192]*IF(RAND()&lt;1-[.$B$4];[.$B$3];[.$B$2])" office:value-type="float" office:value="138.104515268717" calcext:value-type="float">
            <text:p>138.104515268717</text:p>
          </table:table-cell>
        </table:table-row>
        <table:table-row table:style-name="ro1">
          <table:table-cell table:number-columns-repeated="3"/>
          <table:table-cell table:formula="of:=[.D193]*IF(RAND()&lt;1-[.$B$4];[.$B$3];[.$B$2])" office:value-type="float" office:value="135.342424963343" calcext:value-type="float">
            <text:p>135.342424963343</text:p>
          </table:table-cell>
        </table:table-row>
        <table:table-row table:style-name="ro1">
          <table:table-cell table:number-columns-repeated="3"/>
          <table:table-cell table:formula="of:=[.D194]*IF(RAND()&lt;1-[.$B$4];[.$B$3];[.$B$2])" office:value-type="float" office:value="132.635576464076" calcext:value-type="float">
            <text:p>132.635576464076</text:p>
          </table:table-cell>
        </table:table-row>
        <table:table-row table:style-name="ro1">
          <table:table-cell table:number-columns-repeated="3"/>
          <table:table-cell table:formula="of:=[.D195]*IF(RAND()&lt;1-[.$B$4];[.$B$3];[.$B$2])" office:value-type="float" office:value="135.288287993358" calcext:value-type="float">
            <text:p>135.288287993358</text:p>
          </table:table-cell>
        </table:table-row>
        <table:table-row table:style-name="ro1">
          <table:table-cell table:number-columns-repeated="3"/>
          <table:table-cell table:formula="of:=[.D196]*IF(RAND()&lt;1-[.$B$4];[.$B$3];[.$B$2])" office:value-type="float" office:value="132.58252223349" calcext:value-type="float">
            <text:p>132.58252223349</text:p>
          </table:table-cell>
        </table:table-row>
        <table:table-row table:style-name="ro1">
          <table:table-cell table:number-columns-repeated="3"/>
          <table:table-cell table:formula="of:=[.D197]*IF(RAND()&lt;1-[.$B$4];[.$B$3];[.$B$2])" office:value-type="float" office:value="135.23417267816" calcext:value-type="float">
            <text:p>135.23417267816</text:p>
          </table:table-cell>
        </table:table-row>
        <table:table-row table:style-name="ro1">
          <table:table-cell table:number-columns-repeated="3"/>
          <table:table-cell table:formula="of:=[.D198]*IF(RAND()&lt;1-[.$B$4];[.$B$3];[.$B$2])" office:value-type="float" office:value="132.529489224597" calcext:value-type="float">
            <text:p>132.529489224597</text:p>
          </table:table-cell>
        </table:table-row>
        <table:table-row table:style-name="ro1">
          <table:table-cell table:number-columns-repeated="3"/>
          <table:table-cell table:formula="of:=[.D199]*IF(RAND()&lt;1-[.$B$4];[.$B$3];[.$B$2])" office:value-type="float" office:value="129.878899440105" calcext:value-type="float">
            <text:p>129.878899440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 style:data-style-name="N2" text:time-value="19:42:36.083514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19:16:18.563297762</meta:creation-date>
    <dc:date>2019-01-08T22:38:33.135226338</dc:date>
    <meta:editing-duration>PT2H54M45S</meta:editing-duration>
    <meta:editing-cycles>6</meta:editing-cycles>
    <meta:generator>LibreOffice/6.0.7.3$Linux_X86_64 LibreOffice_project/00m0$Build-3</meta:generator>
    <meta:document-statistic meta:table-count="2" meta:cell-count="3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D1:Sheet1.D159" svg:x="0.32cm" svg:y="0.18cm" svg:width="12.508cm" svg:height="8.64cm">
          <chartooo:coordinate-region svg:x="0.941cm" svg:y="0.379cm" svg:width="11.4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59" chart:class="chart:scatter">
            <chart:data-point chart:repeated="1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D1:Sheet1.D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01">
                <text:p>98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.0299">
                <text:p>97.0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000199">
                <text:p>98.000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.02019701">
                <text:p>97.02019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9903989801">
                <text:p>97.9903989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970302969901">
                <text:p>98.970302969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9600059996">
                <text:p>99.9600059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959606059596">
                <text:p>100.9596060595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.950009999">
                <text:p>99.95000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94951009899">
                <text:p>100.94951009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.95900519998">
                <text:p>101.95900519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.97859525198">
                <text:p>102.97859525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.0083812045">
                <text:p>104.0083812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5.048465016545">
                <text:p>105.048465016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.997980366379">
                <text:p>103.997980366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.037960170043">
                <text:p>105.037960170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.987580568342">
                <text:p>103.987580568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.947704762659">
                <text:p>102.9477047626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.977181810286">
                <text:p>103.977181810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.016953628389">
                <text:p>105.016953628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.067123164672">
                <text:p>106.067123164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.127794396319">
                <text:p>107.1277943963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.199072340282">
                <text:p>108.1990723402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.117081616879">
                <text:p>107.117081616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.188252433048">
                <text:p>108.1882524330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.270134957379">
                <text:p>109.2701349573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.177433607805">
                <text:p>108.1774336078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.259207943883">
                <text:p>109.259207943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.351800023322">
                <text:p>110.3518000233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.248282023089">
                <text:p>109.2482820230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.34076484332">
                <text:p>110.340764843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.237357194886">
                <text:p>109.2373571948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.329730766835">
                <text:p>110.3297307668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9.226433459167">
                <text:p>109.2264334591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.318697793759">
                <text:p>110.3186977937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9.215510815821">
                <text:p>109.2155108158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0.307665923979">
                <text:p>110.3076659239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.204589264739">
                <text:p>109.2045892647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.112543372092">
                <text:p>108.1125433720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9.193668805813">
                <text:p>109.1936688058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8.101732117755">
                <text:p>108.101732117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9.182749438932">
                <text:p>109.1827494389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0.274576933322">
                <text:p>110.2745769333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.171831163988">
                <text:p>109.171831163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0.263549475628">
                <text:p>110.2635494756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9.160913980872">
                <text:p>109.160913980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8.069304841063">
                <text:p>108.0693048410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9.149997889474">
                <text:p>109.1499978894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.058497910579">
                <text:p>108.0584979105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9.139082889685">
                <text:p>109.1390828896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.230473718582">
                <text:p>110.2304737185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.332778455768">
                <text:p>111.3327784557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.21945067121">
                <text:p>110.219450671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9.117256164498">
                <text:p>109.1172561644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8.026083602853">
                <text:p>108.0260836028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6.945822766824">
                <text:p>106.9458227668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8.015280994493">
                <text:p>108.0152809944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.935128184548">
                <text:p>106.9351281845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865776902702">
                <text:p>105.8657769027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.924434671729">
                <text:p>106.9244346717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.993679018447">
                <text:p>107.993679018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6.913742228262">
                <text:p>106.9137422282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7.982879650545">
                <text:p>107.982879650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6.903050854039">
                <text:p>106.9030508540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834020345499">
                <text:p>105.8340203454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.775680142044">
                <text:p>104.7756801420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3.727923340623">
                <text:p>103.7279233406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4.76520257403">
                <text:p>104.765202574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.81285459977">
                <text:p>105.812854599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870983145768">
                <text:p>106.8709831457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5.80227331431">
                <text:p>105.80227331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4.744250581167">
                <text:p>104.7442505811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3.696808075355">
                <text:p>103.696808075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.733776156109">
                <text:p>104.7337761561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5.78111391767">
                <text:p>105.781113917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6.838925056847">
                <text:p>106.8389250568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907314307415">
                <text:p>107.9073143074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8.986387450489">
                <text:p>108.9863874504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896523575984">
                <text:p>107.8965235759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.817558340224">
                <text:p>106.8175583402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5.749382756822">
                <text:p>105.7493827568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4.691888929254">
                <text:p>104.6918889292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.738807818547">
                <text:p>105.7388078185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6.796195896732">
                <text:p>106.7961958967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5.728233937765">
                <text:p>105.7282339377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.785516277142">
                <text:p>106.7855162771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.853371439914">
                <text:p>107.853371439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.774837725515">
                <text:p>106.7748377255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.84258610277">
                <text:p>107.842586102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.764160241742">
                <text:p>106.764160241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5.696518639325">
                <text:p>105.6965186393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6.753483825718">
                <text:p>106.7534838257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.821018663975">
                <text:p>107.8210186639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99228850615">
                <text:p>108.8992288506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.988221139121">
                <text:p>109.9882211391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1.088103350512">
                <text:p>111.0881033505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977222317007">
                <text:p>109.9772223170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8.877450093837">
                <text:p>108.8774500938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.788675592899">
                <text:p>107.7886755928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.866562348828">
                <text:p>108.8665623488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955227972316">
                <text:p>109.9552279723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.855675692593">
                <text:p>108.8556756925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.767118935667">
                <text:p>107.767118935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.844790125023">
                <text:p>108.8447901250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33238026274">
                <text:p>109.933238026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.032570406536">
                <text:p>111.0325704065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.922244702471">
                <text:p>109.9222447024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.823022255446">
                <text:p>108.8230222554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.911252478001">
                <text:p>109.911252478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.812139953221">
                <text:p>108.8121399532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7.724018553689">
                <text:p>107.7240185536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8.801258739225">
                <text:p>108.8012587392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.713246151833">
                <text:p>107.7132461518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6.636113690315">
                <text:p>106.6361136903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7.702474827218">
                <text:p>107.7024748272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8.77949957549">
                <text:p>108.779499575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9.867294571245">
                <text:p>109.8672945712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8.768621625533">
                <text:p>108.7686216255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9.856307841788">
                <text:p>109.8563078417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0.954870920206">
                <text:p>110.9548709202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9.845322211004">
                <text:p>109.8453222110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8.746868988894">
                <text:p>108.7468689888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7.659400299005">
                <text:p>107.6594002990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8.735994301995">
                <text:p>108.7359943019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7.648634358975">
                <text:p>107.6486343589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6.572148015385">
                <text:p>106.5721480153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5.506426535231">
                <text:p>105.5064265352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4.451362269879">
                <text:p>104.4513622698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5.495875892578">
                <text:p>105.4958758925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4.440917133652">
                <text:p>104.4409171336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.396507962315">
                <text:p>103.3965079623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4.430473041939">
                <text:p>104.4304730419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.386168311519">
                <text:p>103.3861683115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4.420029994634">
                <text:p>104.4200299946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5.464230294581">
                <text:p>105.4642302945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6.518872597527">
                <text:p>106.5188725975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.453683871551">
                <text:p>105.4536838715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6.508220710267">
                <text:p>106.5082207102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5.443138503164">
                <text:p>105.4431385031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4.388707118133">
                <text:p>104.3887071181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3.344820046951">
                <text:p>103.3448200469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.311371846482">
                <text:p>102.3113718464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1.288258128017">
                <text:p>101.2882581280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2.301140709297">
                <text:p>102.3011407092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3.32415211639">
                <text:p>103.324152116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2.290910595226">
                <text:p>102.2909105952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1.268001489274">
                <text:p>101.2680014892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2.280681504167">
                <text:p>102.2806815041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.303488319208">
                <text:p>103.3034883192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2.270453436016">
                <text:p>102.2704534360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1.247748901656">
                <text:p>101.2477489016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2.260226390673">
                <text:p>102.2602263906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1.237624126766">
                <text:p>101.2376241267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.250000368033">
                <text:p>102.2500003680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1.227500364353">
                <text:p>101.2275003643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.21522536071">
                <text:p>100.215225360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.2130731071025">
                <text:p>99.2130731071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2.D1:Sheet2.D200" svg:x="0.643cm" svg:y="0.134cm" svg:width="13.094cm" svg:height="8.637cm">
          <chartooo:coordinate-region svg:x="1.45cm" svg:y="0.333cm" svg:width="12.007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1:Sheet2.D200" chart:class="chart:scatter"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D1:Sheet2.D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.04">
                <text:p>104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.04">
                <text:p>10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.9592">
                <text:p>101.9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.9592">
                <text:p>101.9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920016">
                <text:p>99.920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920016">
                <text:p>99.920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.91841632">
                <text:p>101.91841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.91841632">
                <text:p>101.91841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.9567846464">
                <text:p>103.9567846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.9567846464">
                <text:p>103.9567846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.877648953472">
                <text:p>101.877648953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8400959744026">
                <text:p>99.8400959744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.8432940549145">
                <text:p>97.8432940549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.8001599360128">
                <text:p>99.8001599360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.796163134733">
                <text:p>101.796163134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.832086397428">
                <text:p>103.832086397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755444669479">
                <text:p>101.755444669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.790553562869">
                <text:p>103.7905535628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714742491611">
                <text:p>101.7147424916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6804476417791">
                <text:p>99.6804476417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74056594615">
                <text:p>101.674056594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.707537726507">
                <text:p>103.7075377265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5.781688481037">
                <text:p>105.7816884810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.897322250658">
                <text:p>107.8973222506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.739375805645">
                <text:p>105.739375805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.624588289532">
                <text:p>103.6245882895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.697080055323">
                <text:p>105.6970800553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.583138454216">
                <text:p>103.583138454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5.6548012233">
                <text:p>105.6548012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.541705198834">
                <text:p>103.5417051988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1.470871094858">
                <text:p>101.4708710948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.500288516755">
                <text:p>103.5002885167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.43028274642">
                <text:p>101.430282746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4016770914913">
                <text:p>99.40167709149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.4136435496615">
                <text:p>97.41364354966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.4653706786683">
                <text:p>95.46537067866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.3746780922417">
                <text:p>97.37467809224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5.4271845303968">
                <text:p>95.42718453039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.5186408397889">
                <text:p>93.5186408397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.3890136565846">
                <text:p>95.38901365658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7.2967939297164">
                <text:p>97.29679392971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.350858051122">
                <text:p>95.3508580511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.4438408900996">
                <text:p>93.4438408900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.3127177079016">
                <text:p>95.3127177079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.4064633537435">
                <text:p>93.4064633537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.2745926208184">
                <text:p>95.27459262081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.1800844732348">
                <text:p>97.18008447323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1236861626995">
                <text:p>99.1236861626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.1412124394455">
                <text:p>97.1412124394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0840366882344">
                <text:p>99.08403668823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.1023559544697">
                <text:p>97.10235595446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.0444030735591">
                <text:p>99.0444030735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1.02529113503">
                <text:p>101.025291135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.0047853123297">
                <text:p>99.00478531232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.984881018576">
                <text:p>100.9848810185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.9651833982048">
                <text:p>98.9651833982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.9858797302407">
                <text:p>96.98587973024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.0461621356358">
                <text:p>95.04616213563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.9470853783486">
                <text:p>96.94708537834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.8860270859155">
                <text:p>98.8860270859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.9083065441972">
                <text:p>96.90830654419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4.9701404133133">
                <text:p>94.9701404133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.8695432215796">
                <text:p>96.86954322157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.932152357148">
                <text:p>94.932152357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.033509310005">
                <text:p>93.033509310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.8941794962051">
                <text:p>94.89417949620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.996295906281">
                <text:p>92.9962959062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.8562218244066">
                <text:p>94.85622182440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.9590973879185">
                <text:p>92.9590973879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4.8182793356769">
                <text:p>94.81827933567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6.7146449223904">
                <text:p>96.71464492239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.6489378208382">
                <text:p>98.64893782083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.621916577255">
                <text:p>100.621916577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.6094782457099">
                <text:p>98.60947824570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.581667810624">
                <text:p>100.581667810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.5700344544116">
                <text:p>98.57003445441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.5414351435">
                <text:p>100.54143514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.55226384637">
                <text:p>102.552263846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.501218569442">
                <text:p>100.5012185694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.511242940831">
                <text:p>102.5112429408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.461018082015">
                <text:p>100.461018082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.470238443655">
                <text:p>102.4702384436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4.519643212528">
                <text:p>104.5196432125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6.610036076779">
                <text:p>106.6100360767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.742236798314">
                <text:p>108.7422367983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0.91708153428">
                <text:p>110.917081534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3.135423164966">
                <text:p>113.1354231649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.398131628265">
                <text:p>115.3981316282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3.0901689957">
                <text:p>113.09016899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5.351972375614">
                <text:p>115.3519723756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.044932928102">
                <text:p>113.0449329281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.78403426954">
                <text:p>110.784034269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.999714954931">
                <text:p>112.9997149549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5.259709254029">
                <text:p>115.2597092540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.954515068949">
                <text:p>112.9545150689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5.213605370328">
                <text:p>115.2136053703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7.517877477734">
                <text:p>117.5178774777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9.868235027289">
                <text:p>119.8682350272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2.265599727835">
                <text:p>122.2655997278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9.820287733278">
                <text:p>119.8202877332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2.216693487943">
                <text:p>122.2166934879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4.661027357702">
                <text:p>124.6610273577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7.154247904856">
                <text:p>127.1542479048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9.697332862953">
                <text:p>129.6973328629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7.103386205694">
                <text:p>127.1033862056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.561318481581">
                <text:p>124.5613184815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7.052544851212">
                <text:p>127.0525448512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4.511493954188">
                <text:p>124.5114939541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.001723833272">
                <text:p>127.0017238332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4.461689356606">
                <text:p>124.4616893566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6.950923143738">
                <text:p>126.950923143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.489941606613">
                <text:p>129.4899416066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6.900142774481">
                <text:p>126.9001427744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9.43814562997">
                <text:p>129.438145629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.02690854257">
                <text:p>132.026908542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.667446713421">
                <text:p>134.6674467134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1.974097779153">
                <text:p>131.9740977791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9.33461582357">
                <text:p>129.334615823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.747923507098">
                <text:p>126.7479235070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9.28288197724">
                <text:p>129.282881977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.697224337696">
                <text:p>126.6972243376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.23116882445">
                <text:p>129.231168824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.646545447961">
                <text:p>126.6465454479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.17947635692">
                <text:p>129.179476356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1.763065884058">
                <text:p>131.7630658840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.127804566377">
                <text:p>129.1278045663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6.545248475049">
                <text:p>126.5452484750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4.014343505548">
                <text:p>124.0143435055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6.494630375659">
                <text:p>126.4946303756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.964737768146">
                <text:p>123.9647377681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6.444032523509">
                <text:p>126.4440325235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8.972913173979">
                <text:p>128.9729131739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6.3934549105">
                <text:p>126.39345491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.92132400871">
                <text:p>128.921324008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6.342897528536">
                <text:p>126.3428975285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8.869755479106">
                <text:p>128.8697554791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6.292360369524">
                <text:p>126.2923603695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3.766513162134">
                <text:p>123.7665131621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1.291182898891">
                <text:p>121.2911828988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.717006556869">
                <text:p>123.7170065568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1.242666425731">
                <text:p>121.242666425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8.817813097217">
                <text:p>118.8178130972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6.441456835272">
                <text:p>116.4414568352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.770285971978">
                <text:p>118.7702859719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6.394880252538">
                <text:p>116.3948802525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066982647488">
                <text:p>114.066982647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1.785642994538">
                <text:p>111.785642994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021355854429">
                <text:p>114.0213558544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1.74092873734">
                <text:p>111.740928737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9.506110162593">
                <text:p>109.5061101625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1.696232365845">
                <text:p>111.6962323658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3.930157013162">
                <text:p>113.930157013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1.651553872899">
                <text:p>111.6515538728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3.884584950357">
                <text:p>113.8845849503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1.60689325135">
                <text:p>111.606893251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3.839031116377">
                <text:p>113.8390311163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6.115811738704">
                <text:p>116.1158117387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8.438127973478">
                <text:p>118.4381279734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0.806890532948">
                <text:p>120.8068905329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8.390752722289">
                <text:p>118.3907527222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0.758567776734">
                <text:p>120.7585677767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3.173739132269">
                <text:p>123.1737391322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0.710264349624">
                <text:p>120.7102643496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3.124469636616">
                <text:p>123.1244696366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5.586959029349">
                <text:p>125.5869590293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.075219848762">
                <text:p>123.0752198487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5.536724245737">
                <text:p>125.5367242457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3.025989760822">
                <text:p>123.0259897608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5.486509556039">
                <text:p>125.4865095560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7.996239747159">
                <text:p>127.9962397471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0.556164542103">
                <text:p>130.5561645421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3.167287832945">
                <text:p>133.1672878329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5.830633589603">
                <text:p>135.8306335896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8.547246261396">
                <text:p>138.5472462613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1.318191186623">
                <text:p>141.3181911866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4.144555010356">
                <text:p>144.1445550103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1.261663910149">
                <text:p>141.2616639101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8.436430631946">
                <text:p>138.4364306319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5.667702019307">
                <text:p>135.6677020193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8.381056059693">
                <text:p>138.3810560596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1.148677180887">
                <text:p>141.1486771808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8.325703637269">
                <text:p>138.3257036372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1.092217710015">
                <text:p>141.0922177100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3.914062064215">
                <text:p>143.9140620642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6.792343305499">
                <text:p>146.7923433054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3.856496439389">
                <text:p>143.8564964393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0.979366510601">
                <text:p>140.9793665106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8.159779180389">
                <text:p>138.1597791803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0.922974763997">
                <text:p>140.9229747639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8.104515268717">
                <text:p>138.1045152687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5.342424963343">
                <text:p>135.3424249633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2.635576464076">
                <text:p>132.6355764640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5.288287993358">
                <text:p>135.2882879933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2.58252223349">
                <text:p>132.582522233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5.23417267816">
                <text:p>135.234172678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2.529489224597">
                <text:p>132.5294892245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9.878899440105">
                <text:p>129.878899440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